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73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5.38mm" fo:break-before="auto" style:use-optimal-row-height="true"/>
    </style:style>
    <style:style style:name="ro5" style:family="table-row">
      <style:table-row-properties style:row-height="5.7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style>
    <style:style style:name="ce3" style:family="table-cell" style:parent-style-name="Default">
      <style:text-properties style:font-name="Symbol" fo:font-size="12pt" fo:font-weight="bold" style:font-name-asian="Symbol" style:font-size-asian="12pt" style:font-weight-asian="bold" style:font-name-complex="Symbol" style:font-size-complex="12pt" style:font-weight-complex="bold"/>
    </style:style>
    <style:style style:name="ce4"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middle"/>
      <style:paragraph-properties fo:text-align="start" fo:margin-left="0mm"/>
    </style:style>
    <style:style style:name="gr1"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3"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4"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5"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7"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8"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9" style:family="graphic">
      <style:graphic-properties draw:stroke="none" draw:fill="none" draw:textarea-horizontal-align="center" draw:textarea-vertical-align="middle" draw:ole-draw-aspect="1" style:protect="size"/>
    </style:style>
    <style:style style:name="P1"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paragraph-properties fo:text-align="center"/>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style:font-name="Arial" fo:font-size="10pt" fo:font-weight="normal" style:font-size-asian="10pt" style:font-size-complex="10pt" style:font-weight-asian="normal" style:font-weight-complex="normal"/>
    </style:style>
    <style:style style:name="T4" style:family="text">
      <style:text-properties style:font-name="Arial" style:font-name-asian="Arial" style:font-name-complex="Arial"/>
    </style:style>
    <style:style style:name="T5" style:family="text">
      <style:text-properties style:text-position="33% 58%"/>
    </style:style>
    <style:style style:name="T6" style:family="text">
      <style:text-properties fo:font-weight="bold" style:font-weight-asian="bold" style:font-weight-complex="bold"/>
    </style:style>
    <style:style style:name="T7" style:family="text">
      <style:text-properties style:text-position="super 58%"/>
    </style:style>
  </office:automatic-styles>
  <office:body>
    <office:spreadsheet>
      <table:table table:name="Contents" table:style-name="ta1" table:print="false">
        <table:table-column table:style-name="co1" table:number-columns-repeated="10" table:default-cell-style-name="Default"/>
        <table:table-row table:style-name="ro1">
          <table:table-cell office:value-type="string">
            <text:p>Logic</text:p>
          </table:table-cell>
          <table:table-cell table:number-columns-repeated="7"/>
          <table:table-cell office:value-type="string">
            <text:p>Violet</text:p>
          </table:table-cell>
          <table:table-cell office:value-type="string">
            <text:p>Safety Information</text:p>
          </table:table-cell>
        </table:table-row>
        <table:table-row table:style-name="ro1">
          <table:table-cell/>
          <table:table-cell office:value-type="string">
            <text:p>Structure and value in arguments</text:p>
          </table:table-cell>
          <table:table-cell table:number-columns-repeated="6"/>
          <table:table-cell office:value-type="string">
            <text:p>Blue</text:p>
          </table:table-cell>
          <table:table-cell office:value-type="string">
            <text:p>Information Sheets</text:p>
          </table:table-cell>
        </table:table-row>
        <table:table-row table:style-name="ro2">
          <table:table-cell/>
          <table:table-cell office:value-type="string">
            <text:p>Definition</text:p>
          </table:table-cell>
          <table:table-cell table:number-columns-repeated="6"/>
          <table:table-cell office:value-type="string">
            <text:p>Green</text:p>
          </table:table-cell>
          <table:table-cell office:value-type="string">
            <text:p><text:a xlink:href="#The Lab Computer.B262">Excursions</text:a></text:p>
          </table:table-cell>
        </table:table-row>
        <table:table-row table:style-name="ro1">
          <table:table-cell/>
          <table:table-cell office:value-type="string">
            <text:p>Discourse</text:p>
          </table:table-cell>
          <table:table-cell table:number-columns-repeated="6"/>
          <table:table-cell office:value-type="string">
            <text:p>Gray</text:p>
          </table:table-cell>
          <table:table-cell office:value-type="string">
            <text:p>Field trips</text:p>
          </table:table-cell>
        </table:table-row>
        <table:table-row table:style-name="ro1">
          <table:table-cell/>
          <table:table-cell office:value-type="string">
            <text:p>Informal Fallacies</text:p>
          </table:table-cell>
          <table:table-cell table:number-columns-repeated="6"/>
          <table:table-cell office:value-type="string">
            <text:p>Yellow</text:p>
          </table:table-cell>
          <table:table-cell office:value-type="string">
            <text:p>Exercises</text:p>
          </table:table-cell>
        </table:table-row>
        <table:table-row table:style-name="ro1">
          <table:table-cell/>
          <table:table-cell office:value-type="string">
            <office:annotation draw:style-name="gr1" draw:text-style-name="P1" svg:width="1.1413in" svg:height="0.2346in" svg:x="2.0142in" svg:y="0.3043in" draw:caption-point-x="-0.2402in" draw:caption-point-y="0.5965in">
              <dc:creator>WV</dc:creator>
              <dc:date>2014-06-04T00:00:00</dc:date>
              <text:p text:style-name="P1"><text:span text:style-name="T1">Logic Toolbox</text:span></text:p>
            </office:annotation>
            <text:p>Categorical propositions</text:p>
          </table:table-cell>
          <table:table-cell table:number-columns-repeated="6"/>
          <table:table-cell office:value-type="string">
            <text:p>Orange</text:p>
          </table:table-cell>
          <table:table-cell office:value-type="string">
            <text:p>Suggested Reading</text:p>
          </table:table-cell>
        </table:table-row>
        <table:table-row table:style-name="ro1">
          <table:table-cell/>
          <table:table-cell office:value-type="string">
            <office:annotation draw:style-name="gr1" draw:text-style-name="P1" svg:width="1.1413in" svg:height="0.2346in" svg:x="2.0142in" svg:y="0.4823in" draw:caption-point-x="-0.2402in" draw:caption-point-y="0.5965in">
              <dc:creator>WV</dc:creator>
              <dc:date>2014-06-04T00:00:00</dc:date>
              <text:p text:style-name="P1"><text:span text:style-name="T1">Logic Toolbox</text:span></text:p>
            </office:annotation>
            <text:p>Categorical syllogisms</text:p>
          </table:table-cell>
          <table:table-cell table:number-columns-repeated="6"/>
          <table:table-cell office:value-type="string">
            <text:p>Red</text:p>
          </table:table-cell>
          <table:table-cell office:value-type="string">
            <text:p>Equipment</text:p>
          </table:table-cell>
        </table:table-row>
        <table:table-row table:style-name="ro1">
          <table:table-cell/>
          <table:table-cell office:value-type="string">
            <text:p>Symbolic logic</text:p>
          </table:table-cell>
          <table:table-cell table:number-columns-repeated="6"/>
          <table:table-cell office:value-type="string">
            <text:p>Brown</text:p>
          </table:table-cell>
          <table:table-cell office:value-type="string">
            <text:p>Resources</text:p>
          </table:table-cell>
        </table:table-row>
        <table:table-row table:style-name="ro1">
          <table:table-cell table:number-columns-repeated="2"/>
          <table:table-cell office:value-type="string">
            <text:p>Sentential logic</text:p>
          </table:table-cell>
          <table:table-cell table:number-columns-repeated="5"/>
          <table:table-cell office:value-type="string">
            <text:p>White</text:p>
          </table:table-cell>
          <table:table-cell office:value-type="string">
            <text:p>Contents</text:p>
          </table:table-cell>
        </table:table-row>
        <table:table-row table:style-name="ro1">
          <table:table-cell table:number-columns-repeated="2"/>
          <table:table-cell office:value-type="string">
            <text:p>Quantification</text:p>
          </table:table-cell>
          <table:table-cell table:number-columns-repeated="7"/>
        </table:table-row>
        <table:table-row table:style-name="ro1">
          <table:table-cell/>
          <table:table-cell office:value-type="string">
            <text:p>Conditionals</text:p>
          </table:table-cell>
          <table:table-cell table:number-columns-repeated="6"/>
          <table:table-cell office:value-type="string">
            <office:annotation draw:style-name="gr2" draw:text-style-name="P1" svg:width="1.1413in" svg:height="2.1008in" svg:x="8.2374in" svg:y="1.6051in" draw:caption-point-x="-0.2402in" draw:caption-point-y="0.1846in">
              <dc:creator>WV</dc:creator>
              <dc:date>2013-08-24T00:00:00</dc:date>
              <text:p text:style-name="P1"><text:span text:style-name="T1">Each activity will be preceded by a discussion of the topics to be explored. These are my own archival explorations. You may want to dig into some other websites or corners of your local library.</text:span></text:p>
            </office:annotation>
            <text:p>Discussion</text:p>
          </table:table-cell>
          <table:table-cell/>
        </table:table-row>
        <table:table-row table:style-name="ro1">
          <table:table-cell/>
          <table:table-cell office:value-type="string">
            <text:p>Argument forms</text:p>
          </table:table-cell>
          <table:table-cell table:number-columns-repeated="6"/>
          <table:table-cell office:value-type="string">
            <office:annotation draw:style-name="gr3" draw:text-style-name="P1" svg:width="1.1413in" svg:height="2.8783in" svg:x="8.2374in" svg:y="1.6051in" draw:caption-point-x="-0.2402in" draw:caption-point-y="0.3626in">
              <dc:creator>WV</dc:creator>
              <dc:date>2013-08-24T00:00:00</dc:date>
              <text:p text:style-name="P1"><text:span text:style-name="T1">This is the equipment I used in my explorations. You may want to substitute different equipment if your setup doesn't match mine. For example, I use an alcohol burner; you may have a propane blowtorch that would work just as well.</text:span></text:p>
            </office:annotation>
            <text:p>Equipment list</text:p>
          </table:table-cell>
          <table:table-cell/>
        </table:table-row>
        <table:table-row table:style-name="ro1">
          <table:table-cell/>
          <table:table-cell office:value-type="string">
            <text:p>Deduction</text:p>
          </table:table-cell>
          <table:table-cell table:number-columns-repeated="6"/>
          <table:table-cell office:value-type="string">
            <office:annotation draw:style-name="gr4" draw:text-style-name="P1" svg:width="1.1413in" svg:height="0.7012in" svg:x="8.2374in" svg:y="1.6051in" draw:caption-point-x="-0.2402in" draw:caption-point-y="0.5402in">
              <dc:creator>WV</dc:creator>
              <dc:date>2013-08-24T00:00:00</dc:date>
              <text:p text:style-name="P1"><text:span text:style-name="T1">How to set up your lab so that you get good results safely.</text:span></text:p>
            </office:annotation>
            <text:p>Preparations</text:p>
          </table:table-cell>
          <table:table-cell/>
        </table:table-row>
        <table:table-row table:style-name="ro1">
          <table:table-cell/>
          <table:table-cell office:value-type="string">
            <text:p>Validity</text:p>
          </table:table-cell>
          <table:table-cell table:number-columns-repeated="6"/>
          <table:table-cell office:value-type="string">
            <office:annotation draw:style-name="gr5" draw:text-style-name="P1" svg:width="1.1413in" svg:height="1.6343in" svg:x="8.2374in" svg:y="1.7252in" draw:caption-point-x="-0.2402in" draw:caption-point-y="0.598in">
              <dc:creator>WV</dc:creator>
              <dc:date>2013-08-24T00:00:00</dc:date>
              <text:p text:style-name="P1"><text:span text:style-name="T1">This is the fun part. I will describe my procedures and explain how to make your observations. I'll even give you observation forms.</text:span></text:p>
            </office:annotation>
            <text:p>Activities</text:p>
          </table:table-cell>
          <table:table-cell/>
        </table:table-row>
        <table:table-row table:style-name="ro1">
          <table:table-cell/>
          <table:table-cell office:value-type="string">
            <office:annotation draw:style-name="gr1" draw:text-style-name="P1" svg:width="1.1413in" svg:height="0.2346in" svg:x="2.0142in" svg:y="1.9047in" draw:caption-point-x="-0.2402in" draw:caption-point-y="0.5965in">
              <dc:creator>WV</dc:creator>
              <dc:date>2014-06-04T00:00:00</dc:date>
              <text:p text:style-name="P1"><text:span text:style-name="T1">Logic Toolbox</text:span></text:p>
            </office:annotation>
            <text:p>Truth tables</text:p>
          </table:table-cell>
          <table:table-cell table:number-columns-repeated="6"/>
          <table:table-cell office:value-type="string">
            <office:annotation draw:style-name="gr6" draw:text-style-name="P1" svg:width="1.1413in" svg:height="1.4787in" svg:x="8.2374in" svg:y="1.9031in" draw:caption-point-x="-0.2402in" draw:caption-point-y="0.598in">
              <dc:creator>WV</dc:creator>
              <dc:date>2013-08-24T00:00:00</dc:date>
              <text:p text:style-name="P1"><text:span text:style-name="T1">There will be probing questions that cause you to think about what you've observed while I give you my own conclusions.</text:span></text:p>
            </office:annotation>
            <text:p>Summary</text:p>
          </table:table-cell>
          <table:table-cell/>
        </table:table-row>
        <table:table-row table:style-name="ro1">
          <table:table-cell/>
          <table:table-cell office:value-type="string">
            <text:p>Truth trees</text:p>
          </table:table-cell>
          <table:table-cell table:number-columns-repeated="6"/>
          <table:table-cell office:value-type="string">
            <office:annotation draw:style-name="gr7" draw:text-style-name="P1" svg:width="1.1413in" svg:height="1.0122in" svg:x="8.2374in" svg:y="2.0807in" draw:caption-point-x="-0.2402in" draw:caption-point-y="0.598in">
              <dc:creator>WV</dc:creator>
              <dc:date>2013-08-24T00:00:00</dc:date>
              <text:p text:style-name="P1"><text:span text:style-name="T1">To further enrich your learning, I will include some example exercises and questions.</text:span></text:p>
            </office:annotation>
            <text:p>Exercises</text:p>
          </table:table-cell>
          <table:table-cell/>
        </table:table-row>
        <table:table-row table:style-name="ro1">
          <table:table-cell/>
          <table:table-cell office:value-type="string">
            <text:p>Simplifying logic</text:p>
          </table:table-cell>
          <table:table-cell table:number-columns-repeated="6"/>
          <table:table-cell office:value-type="string">
            <office:annotation draw:style-name="gr6" draw:text-style-name="P1" svg:width="1.1413in" svg:height="1.4787in" svg:x="8.2374in" svg:y="2.2587in" draw:caption-point-x="-0.2402in" draw:caption-point-y="0.598in">
              <dc:creator>WV</dc:creator>
              <dc:date>2013-08-24T00:00:00</dc:date>
              <text:p text:style-name="P1"><text:span text:style-name="T1">I'll also make some suggestions for further exploration and consideration. You decide what you want to do with them.</text:span></text:p>
            </office:annotation>
            <text:p>Further exploration</text:p>
          </table:table-cell>
          <table:table-cell/>
        </table:table-row>
        <table:table-row table:style-name="ro1">
          <table:table-cell/>
          <table:table-cell office:value-type="string">
            <office:annotation draw:style-name="gr1" draw:text-style-name="P1" svg:width="1.1413in" svg:height="0.2346in" svg:x="2.0142in" svg:y="2.4378in" draw:caption-point-x="-0.2402in" draw:caption-point-y="0.5965in">
              <dc:creator>WV</dc:creator>
              <dc:date>2014-06-04T00:00:00</dc:date>
              <text:p text:style-name="P1"><text:span text:style-name="T1">Logic Toolbox</text:span></text:p>
            </office:annotation>
            <text:p>Proofs</text:p>
          </table:table-cell>
          <table:table-cell table:number-columns-repeated="8"/>
        </table:table-row>
        <table:table-row table:style-name="ro1">
          <table:table-cell/>
          <table:table-cell office:value-type="string">
            <text:p>Quantification</text:p>
          </table:table-cell>
          <table:table-cell table:number-columns-repeated="8"/>
        </table:table-row>
        <table:table-row table:style-name="ro1">
          <table:table-cell/>
          <table:table-cell office:value-type="string">
            <text:p>Analogy</text:p>
          </table:table-cell>
          <table:table-cell table:number-columns-repeated="8"/>
        </table:table-row>
        <table:table-row table:style-name="ro1">
          <table:table-cell/>
          <table:table-cell office:value-type="string">
            <text:p>Modal logics</text:p>
          </table:table-cell>
          <table:table-cell table:number-columns-repeated="8"/>
        </table:table-row>
        <table:table-row table:style-name="ro1">
          <table:table-cell/>
          <table:table-cell office:value-type="string">
            <text:p>Causal connections and induction</text:p>
          </table:table-cell>
          <table:table-cell table:number-columns-repeated="8"/>
        </table:table-row>
        <table:table-row table:style-name="ro1">
          <table:table-cell/>
          <table:table-cell office:value-type="string">
            <text:p>Hypothesis</text:p>
          </table:table-cell>
          <table:table-cell table:number-columns-repeated="8"/>
        </table:table-row>
        <table:table-row table:style-name="ro1">
          <table:table-cell/>
          <table:table-cell office:value-type="string">
            <text:p>Probability</text:p>
          </table:table-cell>
          <table:table-cell table:number-columns-repeated="8"/>
        </table:table-row>
        <table:table-row table:style-name="ro1">
          <table:table-cell/>
          <table:table-cell office:value-type="string">
            <text:p>Scientific method</text:p>
          </table:table-cell>
          <table:table-cell table:number-columns-repeated="8"/>
        </table:table-row>
        <table:table-row table:style-name="ro1">
          <table:table-cell/>
          <table:table-cell office:value-type="string">
            <text:p>Axiomatic systems</text:p>
          </table:table-cell>
          <table:table-cell table:number-columns-repeated="8"/>
        </table:table-row>
        <table:table-row table:style-name="ro1">
          <table:table-cell office:value-type="string">
            <text:p>Debate</text:p>
          </table:table-cell>
          <table:table-cell table:number-columns-repeated="9"/>
        </table:table-row>
        <table:table-row table:style-name="ro1">
          <table:table-cell/>
          <table:table-cell office:value-type="string">
            <text:p>Memory</text:p>
          </table:table-cell>
          <table:table-cell table:number-columns-repeated="8"/>
        </table:table-row>
        <table:table-row table:style-name="ro1">
          <table:table-cell/>
          <table:table-cell office:value-type="string">
            <text:p>Intuition</text:p>
          </table:table-cell>
          <table:table-cell table:number-columns-repeated="8"/>
        </table:table-row>
        <table:table-row table:style-name="ro1">
          <table:table-cell/>
          <table:table-cell office:value-type="string">
            <text:p>Observation</text:p>
          </table:table-cell>
          <table:table-cell table:number-columns-repeated="8"/>
        </table:table-row>
        <table:table-row table:style-name="ro1">
          <table:table-cell/>
          <table:table-cell office:value-type="string">
            <text:p>Immediate inferences</text:p>
          </table:table-cell>
          <table:table-cell table:number-columns-repeated="8"/>
        </table:table-row>
        <table:table-row table:style-name="ro1">
          <table:table-cell/>
          <table:table-cell office:value-type="string">
            <text:p>Systematic doubt</text:p>
          </table:table-cell>
          <table:table-cell table:number-columns-repeated="8"/>
        </table:table-row>
        <table:table-row table:style-name="ro1">
          <table:table-cell/>
          <table:table-cell office:value-type="string">
            <text:p>Logic in ordinary language</text:p>
          </table:table-cell>
          <table:table-cell table:number-columns-repeated="8"/>
        </table:table-row>
        <table:table-row table:style-name="ro1">
          <table:table-cell/>
          <table:table-cell office:value-type="string">
            <text:p>Argumentation and rhetoric</text:p>
          </table:table-cell>
          <table:table-cell table:number-columns-repeated="8"/>
        </table:table-row>
        <table:table-row table:style-name="ro1">
          <table:table-cell/>
          <table:table-cell office:value-type="string">
            <text:p>Formal and informal argumentation</text:p>
          </table:table-cell>
          <table:table-cell table:number-columns-repeated="8"/>
        </table:table-row>
        <table:table-row table:style-name="ro1">
          <table:table-cell/>
          <table:table-cell office:value-type="string">
            <text:p>Argument analysis and diagramming</text:p>
          </table:table-cell>
          <table:table-cell table:number-columns-repeated="8"/>
        </table:table-row>
        <table:table-row table:style-name="ro1">
          <table:table-cell/>
          <table:table-cell office:value-type="string">
            <text:p>Complex argument</text:p>
          </table:table-cell>
          <table:table-cell table:number-columns-repeated="8"/>
        </table:table-row>
        <table:table-row table:style-name="ro1">
          <table:table-cell/>
          <table:table-cell office:value-type="string">
            <text:p>Case construction</text:p>
          </table:table-cell>
          <table:table-cell table:number-columns-repeated="8"/>
        </table:table-row>
        <table:table-row table:style-name="ro1">
          <table:table-cell/>
          <table:table-cell office:value-type="string">
            <text:p>Controversy</text:p>
          </table:table-cell>
          <table:table-cell table:number-columns-repeated="8"/>
        </table:table-row>
        <table:table-row table:style-name="ro1">
          <table:table-cell/>
          <table:table-cell office:value-type="string">
            <text:p>Attack and defense</text:p>
          </table:table-cell>
          <table:table-cell table:number-columns-repeated="8"/>
        </table:table-row>
        <table:table-row table:style-name="ro1">
          <table:table-cell/>
          <table:table-cell office:value-type="string">
            <text:p>Style</text:p>
          </table:table-cell>
          <table:table-cell table:number-columns-repeated="8"/>
        </table:table-row>
        <table:table-row table:style-name="ro1">
          <table:table-cell/>
          <table:table-cell office:value-type="string">
            <text:p>Evaluating evidence</text:p>
          </table:table-cell>
          <table:table-cell table:number-columns-repeated="8"/>
        </table:table-row>
        <table:table-row table:style-name="ro1">
          <table:table-cell/>
          <table:table-cell office:value-type="string">
            <text:p>Reasoning from parts to wholes</text:p>
          </table:table-cell>
          <table:table-cell table:number-columns-repeated="8"/>
        </table:table-row>
        <table:table-row table:style-name="ro1">
          <table:table-cell/>
          <table:table-cell office:value-type="string">
            <text:p>Establishing correlations</text:p>
          </table:table-cell>
          <table:table-cell table:number-columns-repeated="8"/>
        </table:table-row>
        <table:table-row table:style-name="ro1">
          <table:table-cell/>
          <table:table-cell office:value-type="string">
            <text:p>Cause and effect</text:p>
          </table:table-cell>
          <table:table-cell table:number-columns-repeated="8"/>
        </table:table-row>
        <table:table-row table:style-name="ro1">
          <table:table-cell/>
          <table:table-cell office:value-type="string">
            <text:p>Commonplaces and arguments from form</text:p>
          </table:table-cell>
          <table:table-cell table:number-columns-repeated="8"/>
        </table:table-row>
        <table:table-row table:style-name="ro1">
          <table:table-cell/>
          <table:table-cell office:value-type="string">
            <text:p>Hybrid patterns of inferences</text:p>
          </table:table-cell>
          <table:table-cell table:number-columns-repeated="8"/>
        </table:table-row>
        <table:table-row table:style-name="ro1">
          <table:table-cell/>
          <table:table-cell office:value-type="string">
            <text:p>Validity and fallacies in argumentation</text:p>
          </table:table-cell>
          <table:table-cell table:number-columns-repeated="8"/>
        </table:table-row>
        <table:table-row table:style-name="ro1">
          <table:table-cell/>
          <table:table-cell office:value-type="string">
            <text:p>The settings and uses of argumentation</text:p>
          </table:table-cell>
          <table:table-cell table:number-columns-repeated="8"/>
        </table:table-row>
        <table:table-row table:style-name="ro1">
          <table:table-cell office:value-type="string">
            <office:annotation draw:style-name="gr8" draw:text-style-name="P1" svg:width="1.1413in" svg:height="0.3902in" svg:x="1.1252in" svg:y="8.1276in" draw:caption-point-x="-0.2402in" draw:caption-point-y="0.5965in">
              <dc:creator>WV</dc:creator>
              <dc:date>2014-06-04T00:00:00</dc:date>
              <text:p text:style-name="P1"><text:span text:style-name="T1">YNH Problem Solving</text:span></text:p>
            </office:annotation>
            <text:p>Problem solving</text:p>
          </table:table-cell>
          <table:table-cell table:number-columns-repeated="9"/>
        </table:table-row>
        <table:table-row table:style-name="ro1">
          <table:table-cell/>
          <table:table-cell office:value-type="string">
            <text:p>Polya's method</text:p>
          </table:table-cell>
          <table:table-cell table:number-columns-repeated="8"/>
        </table:table-row>
        <table:table-row table:style-name="ro1">
          <table:table-cell/>
          <table:table-cell office:value-type="string">
            <text:p>Structure of a problem</text:p>
          </table:table-cell>
          <table:table-cell table:number-columns-repeated="8"/>
        </table:table-row>
        <table:table-row table:style-name="ro1">
          <table:table-cell/>
          <table:table-cell office:value-type="string">
            <text:p>State action tree</text:p>
          </table:table-cell>
          <table:table-cell table:number-columns-repeated="8"/>
        </table:table-row>
        <table:table-row table:style-name="ro1">
          <table:table-cell/>
          <table:table-cell office:value-type="string">
            <text:p>Inference</text:p>
          </table:table-cell>
          <table:table-cell table:number-columns-repeated="8"/>
        </table:table-row>
        <table:table-row table:style-name="ro1">
          <table:table-cell/>
          <table:table-cell office:value-type="string">
            <text:p>Classification of action sequences</text:p>
          </table:table-cell>
          <table:table-cell table:number-columns-repeated="8"/>
        </table:table-row>
        <table:table-row table:style-name="ro1">
          <table:table-cell/>
          <table:table-cell office:value-type="string">
            <text:p>Getting out of loops</text:p>
          </table:table-cell>
          <table:table-cell table:number-columns-repeated="8"/>
        </table:table-row>
        <table:table-row table:style-name="ro1">
          <table:table-cell/>
          <table:table-cell office:value-type="string">
            <text:p>Conceptual blockbusting</text:p>
          </table:table-cell>
          <table:table-cell table:number-columns-repeated="8"/>
        </table:table-row>
        <table:table-row table:style-name="ro1">
          <table:table-cell/>
          <table:table-cell office:value-type="string">
            <text:p>State evaluation</text:p>
          </table:table-cell>
          <table:table-cell table:number-columns-repeated="8"/>
        </table:table-row>
        <table:table-row table:style-name="ro1">
          <table:table-cell/>
          <table:table-cell office:value-type="string">
            <text:p>Hill climbing and optimization</text:p>
          </table:table-cell>
          <table:table-cell table:number-columns-repeated="8"/>
        </table:table-row>
        <table:table-row table:style-name="ro1">
          <table:table-cell/>
          <table:table-cell office:value-type="string">
            <text:p>Breaking problems up</text:p>
          </table:table-cell>
          <table:table-cell table:number-columns-repeated="8"/>
        </table:table-row>
        <table:table-row table:style-name="ro1">
          <table:table-cell/>
          <table:table-cell office:value-type="string">
            <text:p>Contradiction</text:p>
          </table:table-cell>
          <table:table-cell table:number-columns-repeated="8"/>
        </table:table-row>
        <table:table-row table:style-name="ro1">
          <table:table-cell/>
          <table:table-cell office:value-type="string">
            <text:p>Working backward</text:p>
          </table:table-cell>
          <table:table-cell table:number-columns-repeated="8"/>
        </table:table-row>
        <table:table-row table:style-name="ro1">
          <table:table-cell/>
          <table:table-cell office:value-type="string">
            <text:p>Relations between problems</text:p>
          </table:table-cell>
          <table:table-cell table:number-columns-repeated="8"/>
        </table:table-row>
        <table:table-row table:style-name="ro1">
          <table:table-cell/>
          <table:table-cell office:value-type="string">
            <text:p>Representation</text:p>
          </table:table-cell>
          <table:table-cell table:number-columns-repeated="8"/>
        </table:table-row>
        <table:table-row table:style-name="ro1">
          <table:table-cell/>
          <table:table-cell office:value-type="string">
            <text:p>Some problems</text:p>
          </table:table-cell>
          <table:table-cell table:number-columns-repeated="8"/>
        </table:table-row>
        <table:table-row table:style-name="ro1">
          <table:table-cell/>
          <table:table-cell office:value-type="string">
            <text:p>Decision making</text:p>
          </table:table-cell>
          <table:table-cell table:number-columns-repeated="8"/>
        </table:table-row>
        <table:table-row table:style-name="ro1">
          <table:table-cell/>
          <table:table-cell office:value-type="string">
            <text:p>Biases</text:p>
          </table:table-cell>
          <table:table-cell table:number-columns-repeated="8"/>
        </table:table-row>
        <table:table-row table:style-name="ro1">
          <table:table-cell/>
          <table:table-cell office:value-type="string">
            <text:p>Framing</text:p>
          </table:table-cell>
          <table:table-cell table:number-columns-repeated="8"/>
        </table:table-row>
        <table:table-row table:style-name="ro1">
          <table:table-cell/>
          <table:table-cell office:value-type="string">
            <text:p>Recognizing patterns</text:p>
          </table:table-cell>
          <table:table-cell table:number-columns-repeated="8"/>
        </table:table-row>
        <table:table-row table:style-name="ro1">
          <table:table-cell/>
          <table:table-cell office:value-type="string">
            <text:p>Ambiguity</text:p>
          </table:table-cell>
          <table:table-cell table:number-columns-repeated="8"/>
        </table:table-row>
        <table:table-row table:style-name="ro1">
          <table:table-cell/>
          <table:table-cell office:value-type="string">
            <text:p>Groups</text:p>
          </table:table-cell>
          <table:table-cell table:number-columns-repeated="8"/>
        </table:table-row>
        <table:table-row table:style-name="ro1">
          <table:table-cell/>
          <table:table-cell office:value-type="string">
            <text:p>Conflict and debate</text:p>
          </table:table-cell>
          <table:table-cell table:number-columns-repeated="8"/>
        </table:table-row>
        <table:table-row table:style-name="ro1">
          <table:table-cell/>
          <table:table-cell office:value-type="string">
            <text:p>Constructivity</text:p>
          </table:table-cell>
          <table:table-cell table:number-columns-repeated="8"/>
        </table:table-row>
        <table:table-row table:style-name="ro1">
          <table:table-cell/>
          <table:table-cell office:value-type="string">
            <text:p>Negotiation</text:p>
          </table:table-cell>
          <table:table-cell table:number-columns-repeated="8"/>
        </table:table-row>
        <table:table-row table:style-name="ro1">
          <table:table-cell/>
          <table:table-cell office:value-type="string">
            <text:p>Brainstorming</text:p>
          </table:table-cell>
          <table:table-cell table:number-columns-repeated="8"/>
        </table:table-row>
        <table:table-row table:style-name="ro1">
          <table:table-cell/>
          <table:table-cell office:value-type="string">
            <text:p>Graphical decision making</text:p>
          </table:table-cell>
          <table:table-cell table:number-columns-repeated="8"/>
        </table:table-row>
        <table:table-row table:style-name="ro1">
          <table:table-cell/>
          <table:table-cell office:value-type="string">
            <text:p>Procedural justice</text:p>
          </table:table-cell>
          <table:table-cell table:number-columns-repeated="8"/>
        </table:table-row>
        <table:table-row table:style-name="ro1">
          <table:table-cell/>
          <table:table-cell office:value-type="string">
            <text:p>Small win</text:p>
          </table:table-cell>
          <table:table-cell table:number-columns-repeated="8"/>
        </table:table-row>
        <table:table-row table:style-name="ro1">
          <table:table-cell/>
          <table:table-cell office:value-type="string">
            <text:p>Normal accident theory</text:p>
          </table:table-cell>
          <table:table-cell table:number-columns-repeated="8"/>
        </table:table-row>
        <table:table-row table:style-name="ro1">
          <table:table-cell/>
          <table:table-cell office:value-type="string">
            <text:p>Normalizing deviance</text:p>
          </table:table-cell>
          <table:table-cell table:number-columns-repeated="8"/>
        </table:table-row>
        <table:table-row table:style-name="ro1">
          <table:table-cell/>
          <table:table-cell office:value-type="string">
            <text:p>Allison's method</text:p>
          </table:table-cell>
          <table:table-cell table:number-columns-repeated="8"/>
        </table:table-row>
        <table:table-row table:style-name="ro1">
          <table:table-cell/>
          <table:table-cell office:value-type="string">
            <text:p>Practical drift</text:p>
          </table:table-cell>
          <table:table-cell table:number-columns-repeated="8"/>
        </table:table-row>
        <table:table-row table:style-name="ro1">
          <table:table-cell/>
          <table:table-cell office:value-type="string">
            <text:p>Ambiguous threats and the Recovery Window</text:p>
          </table:table-cell>
          <table:table-cell table:number-columns-repeated="8"/>
        </table:table-row>
        <table:table-row table:style-name="ro1">
          <table:table-cell/>
          <table:table-cell office:value-type="string">
            <text:p>Connecting the dots</text:p>
          </table:table-cell>
          <table:table-cell table:number-columns-repeated="8"/>
        </table:table-row>
        <table:table-row table:style-name="ro1">
          <table:table-cell/>
          <table:table-cell office:value-type="string">
            <text:p>Finding problems</text:p>
          </table:table-cell>
          <table:table-cell table:number-columns-repeated="8"/>
        </table:table-row>
        <table:table-row table:style-name="ro1">
          <table:table-cell/>
          <table:table-cell office:value-type="string">
            <text:p>The right questions</text:p>
          </table:table-cell>
          <table:table-cell table:number-columns-repeated="8"/>
        </table:table-row>
        <table:table-row table:style-name="ro1">
          <table:table-cell/>
          <table:table-cell office:value-type="string">
            <text:p>Game theory</text:p>
          </table:table-cell>
          <table:table-cell table:number-columns-repeated="8"/>
        </table:table-row>
        <table:table-row table:style-name="ro1">
          <table:table-cell/>
          <table:table-cell office:value-type="string">
            <text:p>Operations research</text:p>
          </table:table-cell>
          <table:table-cell table:number-columns-repeated="8"/>
        </table:table-row>
        <table:table-row table:style-name="ro1">
          <table:table-cell/>
          <table:table-cell office:value-type="string">
            <text:p>Dealing with chaotic and complex phenomena</text:p>
          </table:table-cell>
          <table:table-cell table:number-columns-repeated="8"/>
        </table:table-row>
        <table:table-row table:style-name="ro1">
          <table:table-cell office:value-type="string">
            <text:p>Glossary</text:p>
          </table:table-cell>
          <table:table-cell table:number-columns-repeated="9"/>
        </table:table-row>
        <table:table-row table:style-name="ro1">
          <table:table-cell office:value-type="string">
            <text:p>Bibliography</text:p>
          </table:table-cell>
          <table:table-cell table:number-columns-repeated="9"/>
        </table:table-row>
      </table:table>
      <table:table table:name="Suggested readings" table:style-name="ta1" table:print="false">
        <table:table-column table:style-name="co1" table:number-columns-repeated="7" table:default-cell-style-name="Default"/>
        <table:table-row table:style-name="ro1">
          <table:table-cell table:style-name="ce1" office:value-type="string" table:number-columns-spanned="7" table:number-rows-spanned="2">
            <text:p>Adams, James (1974) Conceptual Blockbusting: A pleasurable guide to better problem solving. W. W. Norton and Company. New York, NY</text:p>
          </table:table-cell>
          <table:covered-table-cell table:number-columns-repeated="6"/>
        </table:table-row>
        <table:table-row table:style-name="ro1">
          <table:covered-table-cell table:number-columns-repeated="7"/>
        </table:table-row>
        <table:table-row table:style-name="ro1">
          <table:table-cell table:style-name="ce1" office:value-type="string" table:number-columns-spanned="7" table:number-rows-spanned="2">
            <text:p>Carnap, Rudolph (trans. William H. Meyer and John Wilkinson) (1958) Introduction to Symbolic Logic and Its Applications. Dover Publications, Inc.: New York, NY</text:p>
          </table:table-cell>
          <table:covered-table-cell table:number-columns-repeated="6"/>
        </table:table-row>
        <table:table-row table:style-name="ro1">
          <table:covered-table-cell table:number-columns-repeated="7"/>
        </table:table-row>
        <table:table-row table:style-name="ro1">
          <table:table-cell table:style-name="ce1" office:value-type="string" table:number-columns-spanned="7" table:number-rows-spanned="2">
            <text:p>Copi, Irving and Carl Cohen (1990) Introduction to Logic. Macmillan Publishing Company: New York, NY</text:p>
          </table:table-cell>
          <table:covered-table-cell table:number-columns-repeated="6"/>
        </table:table-row>
        <table:table-row table:style-name="ro1">
          <table:covered-table-cell table:number-columns-repeated="7"/>
        </table:table-row>
        <table:table-row table:style-name="ro1">
          <table:table-cell table:style-name="ce1" office:value-type="string" table:number-columns-spanned="7" table:number-rows-spanned="2">
            <text:p>Magnus, P.D. (2006) Forallx. University a Albany, State University of New York. Online <text:a xlink:href="http://www.fecundity.com/codex/forallx.pdf">http://www.fecundity.com/codex/forallx.pdf</text:a></text:p>
          </table:table-cell>
          <table:covered-table-cell table:number-columns-repeated="6"/>
        </table:table-row>
        <table:table-row table:style-name="ro1">
          <table:covered-table-cell table:number-columns-repeated="7"/>
        </table:table-row>
        <table:table-row table:style-name="ro1">
          <table:table-cell table:style-name="ce1" office:value-type="string" table:number-columns-spanned="7" table:number-rows-spanned="2">
            <text:p>Mendelson, Elliott (1970) Schaum's Outline of Theory and Problems of Boolean Algebra and Switching Circuits. McGraw-Hill, Inc.: New York, NY</text:p>
          </table:table-cell>
          <table:covered-table-cell table:number-columns-repeated="6"/>
        </table:table-row>
        <table:table-row table:style-name="ro1">
          <table:covered-table-cell table:number-columns-repeated="7"/>
        </table:table-row>
        <table:table-row table:style-name="ro1">
          <table:table-cell table:style-name="ce1" office:value-type="string" table:number-columns-spanned="7" table:number-rows-spanned="2">
            <text:p>Newall, Paul (2005) A Guide to Logical Fallacies. <text:s/>The Galilean Magazine and Library. <text:a xlink:href="http://www.galilean-library.org/site/index.php/page/index.html/_/essays/introducingphilosophy/16-a-guide-to-logical-fallacies-r33">http://www.galilean-library.org/site/index.php/page/index.html/_/essays/introducingphilosophy/16-a-guide-to-logical-fallacies-r33</text:a></text:p>
          </table:table-cell>
          <table:covered-table-cell table:number-columns-repeated="6"/>
        </table:table-row>
        <table:table-row table:style-name="ro1">
          <table:covered-table-cell table:number-columns-repeated="7"/>
        </table:table-row>
        <table:table-row table:style-name="ro1">
          <table:table-cell table:style-name="ce1" office:value-type="string" table:number-columns-spanned="7" table:number-rows-spanned="2">
            <text:p>Paulson, Lawrence C. (2007) Logic and Proof: Computer science Tripos Part 1B, Machaelmas term. University of Cambridge. <text:a xlink:href="https://www.cl.cam.ac.uk/teaching/2000/LogicProof/notes.pdf">https://www.cl.cam.ac.uk/teaching/2000/LogicProof/notes.pdf</text:a></text:p>
          </table:table-cell>
          <table:covered-table-cell table:number-columns-repeated="6"/>
        </table:table-row>
        <table:table-row table:style-name="ro1">
          <table:covered-table-cell table:number-columns-repeated="7"/>
        </table:table-row>
        <table:table-row table:style-name="ro1">
          <table:table-cell table:style-name="ce1" office:value-type="string" table:number-columns-spanned="7" table:number-rows-spanned="2">
            <text:p>Polya, George (1973) How To Solve It, A new aspect of mathematical method. Princeton University Press: Princeton, NJ</text:p>
          </table:table-cell>
          <table:covered-table-cell table:number-columns-repeated="6"/>
        </table:table-row>
        <table:table-row table:style-name="ro1">
          <table:covered-table-cell table:number-columns-repeated="7"/>
        </table:table-row>
        <table:table-row table:style-name="ro1">
          <table:table-cell table:style-name="ce1" office:value-type="string" table:number-columns-spanned="7" table:number-rows-spanned="2">
            <text:p>Roy, Tony (2013) Symbolic Logic: An accessible introduction to serious mathematical logic. <text:a xlink:href="http://rocket.csusb.edu/~troy/SLmain.pdf">http://rocket.csusb.edu/~troy/SLmain.pdf</text:a></text:p>
          </table:table-cell>
          <table:covered-table-cell table:number-columns-repeated="6"/>
        </table:table-row>
        <table:table-row table:style-name="ro1">
          <table:covered-table-cell table:number-columns-repeated="7"/>
        </table:table-row>
        <table:table-row table:style-name="ro1">
          <table:table-cell table:style-name="ce1" office:value-type="string" table:number-columns-spanned="7" table:number-rows-spanned="3">
            <text:p>Wickelgren, Wayne (1938) How to Solve Problems: Elements of a theory of problems and problem solving. W. H. Freeman and Company: San Francisco, CA Note: The Dover reprint added “Mathematical” to the titl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
      <table:table table:name="Equipment" table:style-name="ta1" table:print="false">
        <table:table-column table:style-name="co1" table:number-columns-repeated="7" table:default-cell-style-name="Default"/>
        <table:table-row table:style-name="ro1">
          <table:table-cell office:value-type="string">
            <text:p>Software</text:p>
          </table:table-cell>
          <table:table-cell table:style-name="ce1" office:value-type="string" table:number-columns-spanned="6" table:number-rows-spanned="3">
            <text:p>Note: Although I don't like posting links, I will post the current locations of these programs. If the links no longer work, do a web search for the titles and, if you still can't find them, contact me and I'll see if I can't find them for you.</text:p>
          </table:table-cell>
          <table:covered-table-cell table:number-columns-repeated="5"/>
        </table:table-row>
        <table:table-row table:style-name="ro1">
          <table:table-cell/>
          <table:covered-table-cell table:number-columns-repeated="6"/>
        </table:table-row>
        <table:table-row table:style-name="ro1">
          <table:table-cell/>
          <table:covered-table-cell table:number-columns-repeated="6"/>
        </table:table-row>
        <table:table-row table:style-name="ro2">
          <table:table-cell office:value-type="string">
            <text:p>LogicCalculus</text:p>
          </table:table-cell>
          <table:table-cell office:value-type="string">
            <text:p><text:a xlink:href="http://sourceforge.net/projects/logiccalculus/">http://sourceforge.net/projects/logiccalculus/</text:a></text:p>
          </table:table-cell>
          <table:table-cell table:number-columns-repeated="5"/>
        </table:table-row>
        <table:table-row table:style-name="ro2">
          <table:table-cell office:value-type="string">
            <text:p>MinWin</text:p>
          </table:table-cell>
          <table:table-cell office:value-type="string">
            <text:p><text:a xlink:href="http://sourceforge.net/projects/logiccalculus/">http://en.sourceforge.jp/projects/sfnet_logicfunctminim/</text:a></text:p>
          </table:table-cell>
          <table:table-cell table:number-columns-repeated="5"/>
        </table:table-row>
        <table:table-row table:style-name="ro2">
          <table:table-cell office:value-type="string">
            <text:p>Kmap</text:p>
          </table:table-cell>
          <table:table-cell office:value-type="string">
            <text:p><text:a xlink:href="http://sourceforge.net/projects/logiccalculus/">http://k-map.sourceforge.net/</text:a></text:p>
          </table:table-cell>
          <table:table-cell table:number-columns-repeated="5"/>
        </table:table-row>
        <table:table-row table:style-name="ro2">
          <table:table-cell office:value-type="string">
            <text:p>Simple Solver</text:p>
          </table:table-cell>
          <table:table-cell office:value-type="string">
            <text:p><text:a xlink:href="http://simplesolverlogic.com/">http://simplesolverlogic.com/</text:a></text:p>
          </table:table-cell>
          <table:table-cell table:number-columns-repeated="5"/>
        </table:table-row>
        <table:table-row table:style-name="ro2">
          <table:table-cell office:value-type="string">
            <text:p>Araucaria</text:p>
          </table:table-cell>
          <table:table-cell office:value-type="string">
            <text:p><text:a xlink:href="http://araucaria.computing.dundee.ac.uk/doku.php">http://araucaria.computing.dundee.ac.uk/doku.php</text:a></text:p>
          </table:table-cell>
          <table:table-cell table:number-columns-repeated="5"/>
        </table:table-row>
        <table:table-row table:style-name="ro2">
          <table:table-cell office:value-type="string">
            <text:p>Argumentative</text:p>
          </table:table-cell>
          <table:table-cell office:value-type="string">
            <text:p><text:a xlink:href="http://sourceforge.net/projects/argumentative/">http://sourceforge.net/projects/argumentative/</text:a></text:p>
          </table:table-cell>
          <table:table-cell table:number-columns-repeated="5"/>
        </table:table-row>
        <table:table-row table:style-name="ro1">
          <table:table-cell table:number-columns-repeated="7"/>
        </table:table-row>
        <table:table-row table:style-name="ro1">
          <table:table-cell table:style-name="ce1" office:value-type="string" table:number-columns-spanned="7" table:number-rows-spanned="3">
            <text:p>In addition, you need a good office suite with word processor and spreadsheet. Luckily, if you don't have one, there is a free download available, Apache OpenOffice. Just go to their download site and follow the direction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2">
          <table:table-cell table:number-columns-repeated="2"/>
          <table:table-cell office:value-type="string">
            <text:p><text:a xlink:href="https://www.openoffice.org/download/">OpenOffice downloads</text:a></text:p>
          </table:table-cell>
          <table:table-cell table:number-columns-repeated="4"/>
        </table:table-row>
      </table:table>
      <table:table table:name="Resources" table:style-name="ta1" table:print="false">
        <table:table-column table:style-name="co1" table:default-cell-style-name="Default"/>
        <table:table-row table:style-name="ro2">
          <table:table-cell office:value-type="string">
            <text:p>Internet Encyclopedia of Philosophy. <text:a xlink:href="http://www.iep.utm.edu/">http://www.iep.utm.edu/</text:a></text:p>
          </table:table-cell>
        </table:table-row>
        <table:table-row table:style-name="ro2">
          <table:table-cell office:value-type="string">
            <text:p>Stanford Encyclopedia of Philosophy. <text:a xlink:href="http://plato.stanford.edu/">http://plato.stanford.edu/</text:a></text:p>
          </table:table-cell>
        </table:table-row>
        <table:table-row table:style-name="ro2">
          <table:table-cell office:value-type="string">
            <text:p>The Galilean Library. <text:a xlink:href="http://www.galilean-library.org/site/index.php">http://www.galilean-library.org/site/index.php</text:a></text:p>
          </table:table-cell>
        </table:table-row>
        <table:table-row table:style-name="ro2">
          <table:table-cell office:value-type="string">
            <text:p>Translation Tips. <text:a xlink:href="http://legacy.earlham.edu/~peters/courses/log/transtip.htm">http://legacy.earlham.edu/~peters/courses/log/transtip.htm</text:a></text:p>
          </table:table-cell>
        </table:table-row>
      </table:table>
      <table:table table:name="Logic" table:style-name="ta1" table:print="false">
        <table:table-column table:style-name="co1" table:number-columns-repeated="7" table:default-cell-style-name="Default"/>
        <table:table-row table:style-name="ro2">
          <table:table-cell table:style-name="ce1" office:value-type="string">
            <text:p>Most illogical</text:p>
          </table:table-cell>
          <table:table-cell table:number-columns-repeated="6"/>
        </table:table-row>
        <table:table-row table:style-name="ro1">
          <table:table-cell table:style-name="ce1"/>
          <table:table-cell/>
          <table:table-cell office:value-type="string">
            <text:p>Mr. Spock</text:p>
          </table:table-cell>
          <table:table-cell table:number-columns-repeated="4"/>
        </table:table-row>
        <table:table-row table:style-name="ro1">
          <table:table-cell table:style-name="ce1"/>
          <table:table-cell table:number-columns-repeated="6"/>
        </table:table-row>
        <table:table-row table:style-name="ro1">
          <table:table-cell table:style-name="ce1" office:value-type="string" table:number-columns-spanned="7" table:number-rows-spanned="3">
            <text:p>This tutorial is about solving problems. That should be a common concern of all living things. Their – our – environment presents many problems every day. Some are entertaining, some are merely inconvenient, some are life threatening. They all have certain things in commo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table:number-columns-spanned="7" table:number-rows-spanned="8">
            <text:p>First, a problem is relevant. According to how the problem is resolved, if it is resolved, the outcome will alter the course of things in some way that is important to the problem solver. You want to solve a puzzle. The puzzle is, in some degree important to you or else you wouldn't be trying to solve it. If you find a solution you will have a sense of pleasure and fulfillment; if you don't, you will have a feeling of frustration. You need to work out a budget. If you do it well, your finances will improve; if not, you will continue to have financial problems. A car is out of control and hurtling toward you. Do you jump to the left or the right, or do you stand still and hope the car swerves away from you? Your decision may determine whether you live or di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table:number-columns-spanned="7" table:number-rows-spanned="5">
            <text:p>Second, every problem will present the problem solver with a set of facts (called “givens”, “axioms”, “propositions”, etc.). Some will be presented in the description of the problem and will be “explicit”; others will already be in the problem solver's head (knowledge of a particular field, memories of past events, etc.) or will have to be discovered by deduction or by research in some library or laboratory – those facts are called implicit or taci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table:number-columns-spanned="7" table:number-rows-spanned="3">
            <text:p>Third, most problems limit the ways you can approach them. There may be a given set of acceptable “moves” that you can make, of you may be limited by the laws of physics, common morality, or some code of ethic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table:number-columns-spanned="7" table:number-rows-spanned="3">
            <text:p>Forth, most problems will present you with a specific goal that you much reach. Solve a puzzles so that you reach a prespecified end-state, create a budget that will allow you to live within your means, or prevent a run-away car from hitting you.</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table:number-columns-spanned="7" table:number-rows-spanned="5">
            <text:p>There are problems in all walks of life – academia, entertainment, personal life, your job..... and problems present themselves every day. Many people have a very narrow range of problems that they can solve, not because they are informed in many different fields (though they helps some), but because they lack flexibility in using a relatively small number of strategems in a large number of situations.</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text:p>This tutorial will give you time-proven means of approaching a wide variety of problems.</text:p>
          </table:table-cell>
          <table:table-cell table:number-columns-repeated="6"/>
        </table:table-row>
        <table:table-row table:style-name="ro1">
          <table:table-cell table:number-columns-repeated="7"/>
        </table:table-row>
        <table:table-row table:style-name="ro1">
          <table:table-cell table:style-name="ce1" office:value-type="string" table:number-columns-spanned="7" table:number-rows-spanned="5">
            <text:p>First, you will learn how to formally approach problems using logic. Logic concerned with constructing sequences of statements so that, if the given (earliest) statements are true, then the conclusion (last statement) must, by necessity, also be true. That kind of logic is called “deductive logic”. There is another kind of logic in which multiple observations are collected in order to derive probable conclusions – that kind of logic is called “inductive logic”.</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table:style-name="ce1" office:value-type="string" table:number-columns-spanned="7" table:number-rows-spanned="3">
            <text:p>Most people learn logic in connection with debate or mathematical proofs, but the practicality of having, at least a familiarity with logic goes far – making good decisions, evaluating presidential campaign ads, or deciding which laundry detergent to use.</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text:p>This tutorial teaches logic so that it can be applied in everyday life.</text:p>
          </table:table-cell>
          <table:table-cell table:number-columns-repeated="6"/>
        </table:table-row>
      </table:table>
      <table:table table:name="Structure and value in arguments" table:style-name="ta1" table:print="false">
        <table:table-column table:style-name="co1" table:number-columns-repeated="10" table:default-cell-style-name="Default"/>
        <table:table-row table:style-name="ro1">
          <table:table-cell table:style-name="ce2" office:value-type="string" calcext:value-type="string" table:number-columns-spanned="7" table:number-rows-spanned="2">
            <text:p>Logic: The art of thinking and reasoning in strict accordance with limitations and incapacities of the human misunderstanding.</text:p>
          </table:table-cell>
          <table:covered-table-cell table:number-columns-repeated="6"/>
          <table:table-cell table:number-columns-repeated="2"/>
          <table:table-cell office:value-type="string" calcext:value-type="string">
            <office:annotation draw:style-name="gr2" draw:text-style-name="P1" svg:width="28.99mm" svg:height="53.36mm" svg:x="231.81mm" svg:y="0mm" draw:caption-point-x="-5.26mm" draw:caption-point-y="0.1mm">
              <dc:creator>WV</dc:creator>
              <dc:date>2013-08-24T00:00:00</dc:date>
              <text:p text:style-name="P2"><text:span text:style-name="T1">Each activity will be preceded by a discussion of the topics to be explored. These are my own archival explorations. You may want to dig into some other websites or corners of your local library.</text:span></text:p>
            </office:annotation>
            <text:p>Discussion</text:p>
          </table:table-cell>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number-columns-repeated="4"/>
          <table:table-cell office:value-type="string" calcext:value-type="string">
            <text:p>Ambrose Bierce</text:p>
          </table:table-cell>
          <table:table-cell table:number-columns-repeated="5"/>
        </table:table-row>
        <table:table-row table:style-name="ro1">
          <table:table-cell table:number-columns-repeated="10"/>
        </table:table-row>
        <table:table-row table:style-name="ro1">
          <table:table-cell office:value-type="string" calcext:value-type="string">
            <text:p>Logic will take you from A to B. Imagination will take you everywhere.</text:p>
          </table:table-cell>
          <table:table-cell table:number-columns-repeated="9"/>
        </table:table-row>
        <table:table-row table:style-name="ro1">
          <table:table-cell table:number-columns-repeated="10"/>
        </table:table-row>
        <table:table-row table:style-name="ro1">
          <table:table-cell table:number-columns-repeated="4"/>
          <table:table-cell office:value-type="string" calcext:value-type="string">
            <text:p>Albert Einstein</text:p>
          </table:table-cell>
          <table:table-cell table:number-columns-repeated="4"/>
          <table:table-cell office:value-type="string" calcext:value-type="string">
            <office:annotation draw:style-name="gr3" draw:text-style-name="P1" svg:width="28.99mm" svg:height="73.11mm" svg:x="231.81mm" svg:y="26.8mm" draw:caption-point-x="-5.26mm" draw:caption-point-y="5.03mm">
              <dc:creator>WV</dc:creator>
              <dc:date>2013-08-24T00:00:00</dc:date>
              <text:p text:style-name="P2"><text:span text:style-name="T1">This is the equipment I used in my explorations. You may want to substitute different equipment if your setup doesn't match mine. For example, I use an alcohol burner; you may have a propane blowtorch that would work just as well.</text:span></text:p>
            </office:annotation>
            <text:p>Equipment list</text:p>
          </table:table-cell>
        </table:table-row>
        <table:table-row table:style-name="ro1">
          <table:table-cell table:number-columns-repeated="9"/>
          <table:table-cell office:value-type="string" calcext:value-type="string">
            <office:annotation draw:style-name="gr4" draw:text-style-name="P1" svg:width="28.99mm" svg:height="17.81mm" svg:x="231.81mm" svg:y="26.8mm" draw:caption-point-x="-5.26mm" draw:caption-point-y="9.56mm">
              <dc:creator>WV</dc:creator>
              <dc:date>2013-08-24T00:00:00</dc:date>
              <text:p text:style-name="P2"><text:span text:style-name="T1">How to set up your lab so that you get good results safely.</text:span></text:p>
            </office:annotation>
            <text:p>Preparations</text:p>
          </table:table-cell>
        </table:table-row>
        <table:table-row table:style-name="ro1">
          <table:table-cell table:style-name="ce2" office:value-type="string" calcext:value-type="string" table:number-columns-spanned="7" table:number-rows-spanned="3">
            <text:p>Logic can be said to be the study of the formal structure of arguments. There is a field called “informal logic”, but even that addresses the structures of arguments, debates, decision making, etc. Look at the following simple example of logic.</text:p>
          </table:table-cell>
          <table:covered-table-cell table:number-columns-repeated="6"/>
          <table:table-cell table:number-columns-repeated="2"/>
          <table:table-cell office:value-type="string" calcext:value-type="string">
            <office:annotation draw:style-name="gr5" draw:text-style-name="P1" svg:width="28.99mm" svg:height="41.51mm" svg:x="231.81mm" svg:y="26.8mm" draw:caption-point-x="-5.26mm" draw:caption-point-y="14.09mm">
              <dc:creator>WV</dc:creator>
              <dc:date>2013-08-24T00:00:00</dc:date>
              <text:p text:style-name="P2"><text:span text:style-name="T1">This is the fun part. I will describe my procedures and explain how to make your observations. I'll even give you observation forms.</text:span></text:p>
            </office:annotation>
            <text:p>Activities</text:p>
          </table:table-cell>
        </table:table-row>
        <table:table-row table:style-name="ro1">
          <table:covered-table-cell table:number-columns-repeated="7"/>
          <table:table-cell table:number-columns-repeated="2"/>
          <table:table-cell office:value-type="string" calcext:value-type="string">
            <office:annotation draw:style-name="gr6" draw:text-style-name="P1" svg:width="28.99mm" svg:height="37.56mm" svg:x="231.81mm" svg:y="29.77mm" draw:caption-point-x="-5.26mm" draw:caption-point-y="15.66mm">
              <dc:creator>WV</dc:creator>
              <dc:date>2013-08-24T00:00:00</dc:date>
              <text:p text:style-name="P2"><text:span text:style-name="T1">There will be probing questions that cause you to think about what you've observed while I give you my own conclusions.</text:span></text:p>
            </office:annotation>
            <text:p>Summary</text:p>
          </table:table-cell>
        </table:table-row>
        <table:table-row table:style-name="ro1">
          <table:covered-table-cell table:number-columns-repeated="7"/>
          <table:table-cell table:number-columns-repeated="2"/>
          <table:table-cell office:value-type="string" calcext:value-type="string">
            <office:annotation draw:style-name="gr7" draw:text-style-name="P1" svg:width="28.99mm" svg:height="25.71mm" svg:x="231.81mm" svg:y="34.28mm" draw:caption-point-x="-5.26mm" draw:caption-point-y="15.68mm">
              <dc:creator>WV</dc:creator>
              <dc:date>2013-08-24T00:00:00</dc:date>
              <text:p text:style-name="P2"><text:span text:style-name="T1">To further enrich your learning, I will include some example exercises and questions.</text:span></text:p>
            </office:annotation>
            <text:p>Exercises</text:p>
          </table:table-cell>
        </table:table-row>
        <table:table-row table:style-name="ro1">
          <table:table-cell table:number-columns-repeated="10"/>
        </table:table-row>
        <table:table-row table:style-name="ro1">
          <table:table-cell/>
          <table:table-cell office:value-type="string" calcext:value-type="string">
            <text:p>If a, then b</text:p>
          </table:table-cell>
          <table:table-cell table:number-columns-repeated="8"/>
        </table:table-row>
        <table:table-row table:style-name="ro1">
          <table:table-cell/>
          <table:table-cell office:value-type="string" calcext:value-type="string">
            <text:p>b</text:p>
          </table:table-cell>
          <table:table-cell table:number-columns-repeated="8"/>
        </table:table-row>
        <table:table-row table:style-name="ro1">
          <table:table-cell/>
          <table:table-cell office:value-type="string" calcext:value-type="string">
            <text:p>Therefore, a</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3">
            <text:p>This is just the form of an argument, if it is a valid form, it really doesn't matter what a and b are (they are variables just as in algebra, except they are placeholders for statements instead of numbers), if the first two statements are true statements, then the third statement must be tru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table-cell table:style-name="ce2" office:value-type="string" calcext:value-type="string" table:number-columns-spanned="6" table:number-rows-spanned="2">
            <text:p>Does this argument seem to work? Think about it and see if you can tell if it's valid or not and, if not, why not?</text:p>
          </table:table-cell>
          <table:covered-table-cell table:number-columns-repeated="5"/>
          <table:table-cell table:number-columns-repeated="3"/>
        </table:table-row>
        <table:table-row table:style-name="ro1">
          <table:table-cell/>
          <table:covered-table-cell table:number-columns-repeated="6"/>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Okay, let's replace the letters a and b with some concrete statements. A will be “the metal is glowing red”, and b will be “the metal is hot”. There's little doubt that the first statement would be true for these statement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table-cell office:value-type="string" calcext:value-type="string">
            <text:p>If the metal is glowing red, then the metal is hot.</text:p>
          </table:table-cell>
          <table:table-cell table:number-columns-repeated="8"/>
        </table:table-row>
        <table:table-row table:style-name="ro1">
          <table:table-cell table:number-columns-repeated="10"/>
        </table:table-row>
        <table:table-row table:style-name="ro1">
          <table:table-cell office:value-type="string" calcext:value-type="string">
            <text:p>The second statement gives a condition:</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The metal is hot.</text:p>
          </table:table-cell>
          <table:table-cell table:number-columns-repeated="8"/>
        </table:table-row>
        <table:table-row table:style-name="ro1">
          <table:table-cell table:number-columns-repeated="10"/>
        </table:table-row>
        <table:table-row table:style-name="ro1">
          <table:table-cell office:value-type="string" calcext:value-type="string">
            <text:p>So, both premises (the first two statements, taken as givens) are true. Here's the whole argument:</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If the metal is glowing red, then the metal is hot.</text:p>
          </table:table-cell>
          <table:table-cell table:number-columns-repeated="8"/>
        </table:table-row>
        <table:table-row table:style-name="ro1">
          <table:table-cell/>
          <table:table-cell office:value-type="string" calcext:value-type="string">
            <text:p>The metal is hot.</text:p>
          </table:table-cell>
          <table:table-cell table:number-columns-repeated="8"/>
        </table:table-row>
        <table:table-row table:style-name="ro1">
          <table:table-cell/>
          <table:table-cell office:value-type="string" calcext:value-type="string">
            <text:p>Therefore, the metal is glowing red.</text:p>
          </table:table-cell>
          <table:table-cell table:number-columns-repeated="8"/>
        </table:table-row>
        <table:table-row table:style-name="ro1">
          <table:table-cell table:number-columns-repeated="10"/>
        </table:table-row>
        <table:table-row table:style-name="ro1">
          <table:table-cell/>
          <table:table-cell office:value-type="string" calcext:value-type="string">
            <text:p>How does it look now? Does it work? If not, why?</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4">
            <text:p>At first glance, this argument may seem to be okay but think – what if the metal is glowing white. The problem with this argument is that, just because a implies b, b does not necessarily imply a. This particular argument form is invalid; two true premises do not necessarily imply the conclusions. If I had said:</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table-cell office:value-type="string" calcext:value-type="string">
            <text:p>If a, then b</text:p>
          </table:table-cell>
          <table:table-cell table:number-columns-repeated="8"/>
        </table:table-row>
        <table:table-row table:style-name="ro1">
          <table:table-cell/>
          <table:table-cell office:value-type="string" calcext:value-type="string">
            <text:p>a</text:p>
          </table:table-cell>
          <table:table-cell table:number-columns-repeated="8"/>
        </table:table-row>
        <table:table-row table:style-name="ro1">
          <table:table-cell/>
          <table:table-cell office:value-type="string" calcext:value-type="string">
            <text:p>Therefore b</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2">
            <text:p>then it would have been a valid argument. Replace a and b with the same statements and see if they work.</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The study of logic has shown that there are a finite number of basic valid argument forms and there are a finite number of rules for bringing them together to make more complex arguments. If you can figure out the form of argument being used and the truth of the premises, you can determine the truth of the conclusion. We will look at the argument forms in more detail in a later section. For now, let's explore just what logic i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9">
            <text:p>The Beirce quote above has more than a little truth in it. Being from his, The Devil's Dictionary, in which he thumbed his nose at everything society held sacred. “Limitations and incapacities of human misunderstanding” - there is still a controversy about whether logic says anything about the real world, but logic, at the surface, is certainly about how human minds intersect with the real world. Formal logic attempts to formalize the rules human minds use to figure out the real world. The logical positivism of the 1900s held out the hope that everything in the world could be described by a library of logical statements like the example given above. Unfortunately, people like Kurt G<text:span text:style-name="T2">ödel and Allen Turing came along and burst their bubbles. It turns out that no purely logical description of the world can ever be complete.</text:span></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Furthermore, different people have different logics. In the Western world, logicians assume that nothing can be both one thing and the negation of that thing at the same time, and that it has to be one or the other. Eastern logicians make room for other categories of being. Things can be or not be (with apologies to Shakespeare), or they can be being-in-nonbeing, or they can be nonbeing-in-being, and there may be many other states of being.</text:p>
          </table:table-cell>
          <table:covered-table-cell table:number-columns-repeated="6"/>
          <table:table-cell table:number-columns-repeated="3"/>
        </table:table-row>
        <table:table-row table:style-name="ro1">
          <table:covered-table-cell table:number-columns-repeated="7"/>
          <table:table-cell table:number-columns-repeated="2"/>
          <table:table-cell office:value-type="string" calcext:value-type="string">
            <office:annotation draw:style-name="gr6" draw:text-style-name="P1" svg:width="28.99mm" svg:height="37.56mm" svg:x="231.81mm" svg:y="305.26mm" draw:caption-point-x="-5.26mm" draw:caption-point-y="16.69mm">
              <dc:creator>WV</dc:creator>
              <dc:date>2013-08-24T00:00:00</dc:date>
              <text:p text:style-name="P2"><text:span text:style-name="T1">I'll also make some suggestions for further exploration and consideration. You decide what you want to do with them.</text:span></text:p>
            </office:annotation>
            <text:p>Further exploration</text:p>
          </table:table-cell>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7">
            <text:p>Who's right; who's wrong, or maybe someone is both right and wrong. For instance, the Western philosopher, Plato, believed that for every thing that we could name, there was a perfect instance of that thing – its form – somewhere. Endless debate about what he meant continues to the present, after over 2000 years. Could Plato's forms be examples of things that are nonbeing-in-being? What about information? A circle is a curve on which every point is the same distance away from a point called the center. There is nothing that could really be called a circle, but mathematicians and engineers work with circles all the tim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To be safe, I will approach logic from the position that it is the study of the way we can accurately <text:s/>assess the truth or falsity of ideas, statements, and beliefs given the basis of those ideas, statements, and beliefs. “Logic” can also mean the tools that have been developed by that study.</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Like in any language, a sentence is a string of words that has meaning, but, in logic, we are only interested in sentences that can act as premises, so we add the requirement that a logical sentence can be evaluated as true or fals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4">
            <text:p><text:s/>English sentences such as “Is it raining?”, “Go to the store,” or “Dog gone it!”, in other words, questions, commands, or exclamations, are not normally evaluated as true or false. There has been some work in logic with such statements, but they are problems for standard logics. For instance, read the following statemen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table-cell office:value-type="string" calcext:value-type="string">
            <text:p>If “is it raining?”, then we will go to lunch.</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2">
            <text:p>How could you tell if you will go to lunch or not. You can answer “Yes” or “No” to “Is it raining?” but it wouldn't make sense to answer “True” or “Fals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office:value-type="string" calcext:value-type="string">
            <text:p>Which of the following statements qualify as logical sentences?</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You can't do that!</text:p>
          </table:table-cell>
          <table:table-cell table:number-columns-repeated="8"/>
        </table:table-row>
        <table:table-row table:style-name="ro1">
          <table:table-cell/>
          <table:table-cell office:value-type="string" calcext:value-type="string">
            <text:p>Who are you?</text:p>
          </table:table-cell>
          <table:table-cell table:number-columns-repeated="8"/>
        </table:table-row>
        <table:table-row table:style-name="ro1">
          <table:table-cell/>
          <table:table-cell office:value-type="string" calcext:value-type="string">
            <text:p>If you drink that coffee, you won't be able to sleep.</text:p>
          </table:table-cell>
          <table:table-cell table:number-columns-repeated="8"/>
        </table:table-row>
        <table:table-row table:style-name="ro1">
          <table:table-cell/>
          <table:table-cell office:value-type="string" calcext:value-type="string">
            <text:p>Don't do that.</text:p>
          </table:table-cell>
          <table:table-cell table:number-columns-repeated="8"/>
        </table:table-row>
        <table:table-row table:style-name="ro1">
          <table:table-cell/>
          <table:table-cell office:value-type="string" calcext:value-type="string">
            <text:p>The sun will rise at 7:00 am tomorrow.</text:p>
          </table:table-cell>
          <table:table-cell table:number-columns-repeated="8"/>
        </table:table-row>
        <table:table-row table:style-name="ro1">
          <table:table-cell/>
          <table:table-cell office:value-type="string" calcext:value-type="string">
            <text:p>That hurt!</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8">
            <text:p>Notice that some of those statements can be considered exclamations (“That hurt!”) or commands (“You can't do that!”) but their truth can also be evaluated. Also, did you notice that there's a problem with “The sun will rise at 7:00 am tomorrow.” Not only will that happen at only a few times during the year, but it's not absolutely certain that the sun will rise at all tomorrow. One of Aristotle's famous problems in his books on logic (from On Interpretation) was how to appropriately use statements about a sea battle that had not yet happened in a logical argument. Even if you knew that “The Red team will win tomorrow,” will be shown to be true tomorrow, can you really say that the statement is true right now?</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Problems like that of Aristotle's sea battle are problems of modal logic which deals with probability, necessity, should, ought, past and future, and that will be a topic for our futur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Sentences in arguments are of two kinds: premises and conclusions. Premises are either assumed to be true, or they derive from statements that are assumed to be true – in other words, they're proven to be true by earlier statements in the argument. The conclusion are the final statements in the argument and those that are intended to be proven by the argument. Most “textbook” arguments only have one conclusion and the rest of the statements are premise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In trying to analyze an argument in English, you have to first figure out the conclusions and the premises. Sometimes, you have indicator words. Premises are often marked by words like because, since, given that, and ordinal numbers (first, firstly, second, secondly, etc.) The conclusion is often marked by words like: therefore, hence, so, then, and thus. In a formal argument, the conclusion is commonly marked by three dot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4">
          <table:table-cell table:number-columns-repeated="2"/>
          <table:table-cell>
            <draw:frame table:end-cell-address="'Structure and value in arguments'.C136" table:end-x="2mm" table:end-y="4.91mm" draw:z-index="0" draw:style-name="gr9" draw:text-style-name="P3" svg:width="2mm" svg:height="4.91mm" svg:x="0mm" svg:y="0mm">
              <loext:p/>
              <draw:object xlink:href="./Object 1" xlink:type="simple" xlink:show="embed" xlink:actuate="onLoad"/>
              <draw:image xlink:href="./ObjectReplacements/Object 1" xlink:type="simple" xlink:show="embed" xlink:actuate="onLoad"/>
            </draw:frame>
          </table:table-cell>
          <table:table-cell table:style-name="ce3" office:value-type="string" calcext:value-type="string">
            <text:p></text:p>
          </table:table-cell>
          <table:table-cell table:number-columns-repeated="6"/>
        </table:table-row>
        <table:table-row table:style-name="ro1">
          <table:table-cell table:number-columns-repeated="10"/>
        </table:table-row>
        <table:table-row table:style-name="ro1">
          <table:table-cell office:value-type="string" calcext:value-type="string">
            <text:p>Here are some brief arguments. Can you spot the premises and conclusions?</text:p>
          </table:table-cell>
          <table:table-cell table:number-columns-repeated="9"/>
        </table:table-row>
        <table:table-row table:style-name="ro1">
          <table:table-cell table:number-columns-repeated="10"/>
        </table:table-row>
        <table:table-row table:style-name="ro1">
          <table:table-cell/>
          <table:table-cell table:style-name="ce2" office:value-type="string" calcext:value-type="string" table:number-columns-spanned="6" table:number-rows-spanned="3">
            <text:p>The happiness of your life depends upon the quality of your thoughts: therefore, guard accordingly, and take care that you entertain no notions unsuitable to virtue and reasonable nature.</text:p>
          </table:table-cell>
          <table:covered-table-cell table:number-columns-repeated="5"/>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number-columns-repeated="10"/>
        </table:table-row>
        <table:table-row table:style-name="ro1">
          <table:table-cell table:number-columns-repeated="4"/>
          <table:table-cell office:value-type="string" calcext:value-type="string">
            <text:p>Marcus Aurelius</text:p>
          </table:table-cell>
          <table:table-cell table:number-columns-repeated="5"/>
        </table:table-row>
        <table:table-row table:style-name="ro1">
          <table:table-cell table:number-columns-repeated="10"/>
        </table:table-row>
        <table:table-row table:style-name="ro1">
          <table:table-cell/>
          <table:table-cell table:style-name="ce2" office:value-type="string" calcext:value-type="string" table:number-columns-spanned="6" table:number-rows-spanned="2">
            <text:p>Democracy cannot succeed unless those who express their choice are prepared to choose wisely. The real safeguard of democracy, therefore, is education.</text:p>
          </table:table-cell>
          <table:covered-table-cell table:number-columns-repeated="5"/>
          <table:table-cell table:number-columns-repeated="3"/>
        </table:table-row>
        <table:table-row table:style-name="ro1">
          <table:table-cell/>
          <table:covered-table-cell table:number-columns-repeated="6"/>
          <table:table-cell table:number-columns-repeated="3"/>
        </table:table-row>
        <table:table-row table:style-name="ro1">
          <table:table-cell table:number-columns-repeated="10"/>
        </table:table-row>
        <table:table-row table:style-name="ro1">
          <table:table-cell table:number-columns-repeated="4"/>
          <table:table-cell office:value-type="string" calcext:value-type="string">
            <text:p>Franklin D. Roosevelt</text:p>
          </table:table-cell>
          <table:table-cell table:number-columns-repeated="5"/>
        </table:table-row>
        <table:table-row table:style-name="ro1">
          <table:table-cell table:number-columns-repeated="10"/>
        </table:table-row>
        <table:table-row table:style-name="ro1">
          <table:table-cell/>
          <table:table-cell table:style-name="ce2" office:value-type="string" calcext:value-type="string" table:number-columns-spanned="6" table:number-rows-spanned="3">
            <text:p>If the whole universe has no meaning, we should never have found out that it has no meaning: just as, if there were no light in the universe and therefore no creatures with eyes, we should never know it was dark. Dark would be without meaning.</text:p>
          </table:table-cell>
          <table:covered-table-cell table:number-columns-repeated="5"/>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number-columns-repeated="10"/>
        </table:table-row>
        <table:table-row table:style-name="ro1">
          <table:table-cell table:number-columns-repeated="4"/>
          <table:table-cell office:value-type="string" calcext:value-type="string">
            <text:p>C. S. Lewis</text:p>
          </table:table-cell>
          <table:table-cell table:number-columns-repeated="5"/>
        </table:table-row>
        <table:table-row table:style-name="ro1">
          <table:table-cell table:number-columns-repeated="2"/>
          <table:table-cell table:style-name="ce2" office:value-type="string" calcext:value-type="string" table:number-columns-spanned="5" table:number-rows-spanned="2">
            <text:p>(Be careful with this one. The conclusion is expressed but it's expressed indirectly.)</text:p>
          </table:table-cell>
          <table:covered-table-cell table:number-columns-repeated="4"/>
          <table:table-cell table:number-columns-repeated="3"/>
        </table:table-row>
        <table:table-row table:style-name="ro1">
          <table:table-cell table:number-columns-repeated="2"/>
          <table:covered-table-cell table:number-columns-repeated="5"/>
          <table:table-cell table:number-columns-repeated="3"/>
        </table:table-row>
        <table:table-row table:style-name="ro1">
          <table:table-cell table:number-columns-repeated="10"/>
        </table:table-row>
        <table:table-row table:style-name="ro1">
          <table:table-cell/>
          <table:table-cell table:style-name="ce2" office:value-type="string" calcext:value-type="string" table:number-columns-spanned="6" table:number-rows-spanned="3">
            <text:p>The only objects of practical reason are therefore those of good and evil. For by the former is meant an object necessarily desired according to a principle of reason; by the latter one necessarily shunned, also according to a principle of reason.</text:p>
          </table:table-cell>
          <table:covered-table-cell table:number-columns-repeated="5"/>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number-columns-repeated="10"/>
        </table:table-row>
        <table:table-row table:style-name="ro1">
          <table:table-cell table:number-columns-repeated="4"/>
          <table:table-cell office:value-type="string" calcext:value-type="string">
            <text:p>Immanuel Kant</text:p>
          </table:table-cell>
          <table:table-cell table:number-columns-repeated="5"/>
        </table:table-row>
        <table:table-row table:style-name="ro1">
          <table:table-cell table:number-columns-repeated="10"/>
        </table:table-row>
        <table:table-row table:style-name="ro1">
          <table:table-cell table:style-name="ce2" office:value-type="string" calcext:value-type="string" table:number-columns-spanned="7" table:number-rows-spanned="5">
            <text:p>Most of these are easy; the conclusions are clearly marked with “therefore”, only you can see that the conclusion can appear anywhere in the argument, but let's look at that Lewis quote again. If you're confused, it might be because the statement introduced by “therefore” isn't the conclusion of the argument, or because the actual conclusion is stated as it's negative (“The universe has no meaning.”). The actual conclusion is, “The universe has no meaning.”</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This is an example of an reductio ad absurdum (reduction to absurdity) in which the denial of the conclusion leads to an absurdity. Lewis begins by assuming the contradiction of his conclusion and then shows that it leads necessarily to a false statement. “If the whole universe has no meaning, we should never have found out that it has no meaning,” therefore (the unstated conclusion), the whole universe has meaning.</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Validity and truth are not the same thing. Statements in traditional logic are binary; they have two possible values. They are either true or false. There is a whole body of philosophy dedicated to the study of what truth and falsity means but, for now, “truth” is the value of a statement that accurately portrays the state of affairs in the real world. “False” is the value of a statement that does not represent <text:s/>how things actually ar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This has to be an approximate, practical definition of the truth/falsity distinction because, as you can see, it has problems. For instance, the statement “A centaur is a being with the body of a horse from the tail to the throat and the body of a man from the waist to the head,” is true in some ways, but false in others. It is true because it is simply the definition of a centaur and it does accurately describe a centaur, but how can it be true? Centaurs don't exis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We will finagle language a bit by saying that a true statement is true in an assumed, hypothetical reality which may or may not represent “real” reality. Ideally, we will know the nature of the reality an argument applied to by the context of the argument; otherwise, we will have to be quite explicit in expressing which reality we mean. For instance, if we are talking about the “reality” of Greek mythology, the statement about centaurs makes complete sense and can be fully taken as tru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The “world” that we are talking about at any given time will be called the “universe of discourse”. It may be a subset of our own reality, such as when we are conducting an argument about chemistry (in which case, poetry doesn't even come into the picture and is not a part of our universe of discourse); as, as in the above example, the argument may not even be about our reality at all; we may be debating about the “reality” of the world of a role-playing gam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6">
            <text:p>Whereas, statements can be said to be true or false, and variables can take either value according to the situation, arguments are neither true or false but can be either valid or invalid. An argument is valid if, when the premises are true, the conclusion(s) must necessarily be true. Validity is not a matter of the relationship of the argument to reality but is purely a matter of from – how the words and sentences of the argument are put together. We will be primarily concerned with what makes an argument a valid argumen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It has been said that deduction is arguing from universals to particulars, from general to specific, and that induction is arguing from particulars to universals. That is not correct. The most famous deductive argument of all:</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table-cell office:value-type="string" calcext:value-type="string">
            <text:p>Socrates is a man.</text:p>
          </table:table-cell>
          <table:table-cell table:number-columns-repeated="8"/>
        </table:table-row>
        <table:table-row table:style-name="ro1">
          <table:table-cell/>
          <table:table-cell office:value-type="string" calcext:value-type="string">
            <text:p>Men are mortal</text:p>
          </table:table-cell>
          <table:table-cell table:number-columns-repeated="8"/>
        </table:table-row>
        <table:table-row table:style-name="ro5">
          <table:table-cell/>
          <table:table-cell table:style-name="ce3" office:value-type="string" calcext:value-type="string">
            <text:p> <text:span text:style-name="T3">Socrates is mortal</text:span></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2">
            <text:p>This argument argues from a specific individual, Socrates, to a general principle, mortal. So let's look at an inductive argument behind this one to see how they differ.</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table-cell office:value-type="string" calcext:value-type="string">
            <text:p>John is mortal</text:p>
          </table:table-cell>
          <table:table-cell table:number-columns-repeated="8"/>
        </table:table-row>
        <table:table-row table:style-name="ro1">
          <table:table-cell/>
          <table:table-cell office:value-type="string" calcext:value-type="string">
            <text:p>Ralph is mortal</text:p>
          </table:table-cell>
          <table:table-cell table:number-columns-repeated="8"/>
        </table:table-row>
        <table:table-row table:style-name="ro1">
          <table:table-cell/>
          <table:table-cell office:value-type="string" calcext:value-type="string">
            <text:p>Descartes was mortal</text:p>
          </table:table-cell>
          <table:table-cell table:number-columns-repeated="8"/>
        </table:table-row>
        <table:table-row table:style-name="ro1">
          <table:table-cell/>
          <table:table-cell office:value-type="string" calcext:value-type="string">
            <text:p>Charley Chapman was mortal</text:p>
          </table:table-cell>
          <table:table-cell table:number-columns-repeated="8"/>
        </table:table-row>
        <table:table-row table:style-name="ro5">
          <table:table-cell/>
          <table:table-cell table:style-name="ce3" office:value-type="string" calcext:value-type="string">
            <text:p> <text:span text:style-name="T3">All men are mortal.</text:span></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5">
            <text:p>The first argument dealt with groups (Socrates is a group with one member) and reasoned because the way the groups Socrates, men, and mortal entities overlap, there is no way for the last statement to be false if the first two are true. Deductive arguments, then, deal with groups (sets). If there is an individual involved, it is a set with only one member; and deductive arguments deal with the overlap of group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7">
            <text:p>The inductive argument lists particular instances and then assumes that, if all those instances work in the same way (if all the men listed are mortal), then another instance from the same group (another man), must also work in the same way (be mortal). Notice also, that the premises of the inductive argument do not make the conclusion necessarily true; they only make it more probably true. There is no reason to think, simply by this argument, that there might not be an immortal man out there some where. We will be looking at both deductive and inductive arguments in more detail and in much more complexity, later.</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7">
            <text:p>BUT........you may have caught an important point here. Although, in a valid deductive argument, if the premises are true, the conclusion has to be true, how do you know that the premises are true? <text:s/>Other deductive arguments? Do you have to keep going back further and further, proving all your premises deductively as you go? That's what we call an “infinite regress” and, since all men (and women, for that matter) are mortal, no one has the time to do that. You're going to have to stop at some premises that you can feel confident about – just because. Those are called axioms. Where do the axioms come from? – why, inductive arguments, of cours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8">
            <text:p>Verbal languages like English and Spanish are very flexible and can express a very broad range of ideas but, what they gain in flexibility is at the cost of precision. For the precise work of content analysis done in logic, a less flexible, more precise language is needed so that the factual value of a statement can be determined with little or no error. That means that special symbols and forms must be used and those have been developed by the field called “symbolic logic”. Several formal languages have been developed. They grade from the very basic syllogism of Aristotle, which he believed would encompass all logical thought (he was wrong), to several symbolic languages of increasing complexity, the most common of which we will explore her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6">
            <text:p>Aristotle's syllogisms used regular language (in his case, Greek), very little symbolism, and many forms to capture what he thought was the whole of logical thought. A syllogism is composed of three statements, two premises and a conclusion. More than one syllogism can be chained together into more complex arguments called “sorites” (sore-eye-teez). It was intended to represent the most basic argument. Aristotle mainly explored categorical syllogisms. You've seen one exampl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table-cell office:value-type="string" calcext:value-type="string">
            <text:p>Socrates is a man.</text:p>
          </table:table-cell>
          <table:table-cell table:number-columns-repeated="8"/>
        </table:table-row>
        <table:table-row table:style-name="ro1">
          <table:table-cell/>
          <table:table-cell office:value-type="string" calcext:value-type="string">
            <text:p>Men are mortal</text:p>
          </table:table-cell>
          <table:table-cell table:number-columns-repeated="8"/>
        </table:table-row>
        <table:table-row table:style-name="ro5">
          <table:table-cell/>
          <table:table-cell table:style-name="ce3" office:value-type="string" calcext:value-type="string">
            <text:p> <text:span text:style-name="T3">Socrates is mortal</text:span></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5">
            <text:p>Categorical syllogisms are named that because they tell what category a think is in. For instance, Socrates is (was) in the category “man”, men are in the category of “mortals”, and therefore, Socrates is also in the category “mortals.” Just from that, I bet you can figure out why that works. Think about it but, if you get stumped, we're going to spend a lot of time on categorical syllogisms later.</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A conditional syllogism also has three statements. The first is a conditional (if....then) statement and the second is the assent or denial of one of the parts of the first statement, or another conditional. For instanc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number-columns-repeated="2"/>
          <table:table-cell office:value-type="string" calcext:value-type="string">
            <text:p>If a, then b</text:p>
          </table:table-cell>
          <table:table-cell table:number-columns-repeated="7"/>
        </table:table-row>
        <table:table-row table:style-name="ro1">
          <table:table-cell table:number-columns-repeated="2"/>
          <table:table-cell office:value-type="string" calcext:value-type="string">
            <text:p>a</text:p>
          </table:table-cell>
          <table:table-cell table:number-columns-repeated="7"/>
        </table:table-row>
        <table:table-row table:style-name="ro5">
          <table:table-cell table:number-columns-repeated="2"/>
          <table:table-cell table:style-name="ce3" office:value-type="string" calcext:value-type="string">
            <text:p> <text:span text:style-name="T3">b</text:span></text:p>
          </table:table-cell>
          <table:table-cell table:number-columns-repeated="7"/>
        </table:table-row>
        <table:table-row table:style-name="ro1">
          <table:table-cell table:number-columns-repeated="10"/>
        </table:table-row>
        <table:table-row table:style-name="ro1">
          <table:table-cell office:value-type="string" calcext:value-type="string">
            <text:p>To fill in the variables:</text:p>
          </table:table-cell>
          <table:table-cell table:number-columns-repeated="9"/>
        </table:table-row>
        <table:table-row table:style-name="ro1">
          <table:table-cell table:number-columns-repeated="2"/>
          <table:table-cell office:value-type="string" calcext:value-type="string">
            <text:p>If I have time, I will drive you to work.</text:p>
          </table:table-cell>
          <table:table-cell table:number-columns-repeated="7"/>
        </table:table-row>
        <table:table-row table:style-name="ro1">
          <table:table-cell table:number-columns-repeated="2"/>
          <table:table-cell office:value-type="string" calcext:value-type="string">
            <text:p>I have time.</text:p>
          </table:table-cell>
          <table:table-cell table:number-columns-repeated="7"/>
        </table:table-row>
        <table:table-row table:style-name="ro5">
          <table:table-cell table:number-columns-repeated="2"/>
          <table:table-cell table:style-name="ce3" office:value-type="string" calcext:value-type="string">
            <text:p> <text:span text:style-name="T3">I will drive you to work.</text:span></text:p>
          </table:table-cell>
          <table:table-cell table:number-columns-repeated="7"/>
        </table:table-row>
        <table:table-row table:style-name="ro1">
          <table:table-cell table:number-columns-repeated="10"/>
        </table:table-row>
        <table:table-row table:style-name="ro1">
          <table:table-cell office:value-type="string" calcext:value-type="string">
            <text:p>A more complex conditional syllogism goes like this:</text:p>
          </table:table-cell>
          <table:table-cell table:number-columns-repeated="9"/>
        </table:table-row>
        <table:table-row table:style-name="ro1">
          <table:table-cell table:number-columns-repeated="10"/>
        </table:table-row>
        <table:table-row table:style-name="ro1">
          <table:table-cell table:number-columns-repeated="2"/>
          <table:table-cell office:value-type="string" calcext:value-type="string">
            <text:p>If a, then b.</text:p>
          </table:table-cell>
          <table:table-cell table:number-columns-repeated="7"/>
        </table:table-row>
        <table:table-row table:style-name="ro1">
          <table:table-cell table:number-columns-repeated="2"/>
          <table:table-cell office:value-type="string" calcext:value-type="string">
            <text:p>If b, then c</text:p>
          </table:table-cell>
          <table:table-cell table:number-columns-repeated="7"/>
        </table:table-row>
        <table:table-row table:style-name="ro5">
          <table:table-cell table:number-columns-repeated="2"/>
          <table:table-cell table:style-name="ce3" office:value-type="string" calcext:value-type="string">
            <text:p> <text:span text:style-name="T3">If a, then c</text:span></text:p>
          </table:table-cell>
          <table:table-cell table:number-columns-repeated="7"/>
        </table:table-row>
        <table:table-row table:style-name="ro1">
          <table:table-cell table:number-columns-repeated="10"/>
        </table:table-row>
        <table:table-row table:style-name="ro1">
          <table:table-cell office:value-type="string" calcext:value-type="string">
            <text:p>Let's see how that works.</text:p>
          </table:table-cell>
          <table:table-cell table:number-columns-repeated="9"/>
        </table:table-row>
        <table:table-row table:style-name="ro1">
          <table:table-cell table:number-columns-repeated="10"/>
        </table:table-row>
        <table:table-row table:style-name="ro1">
          <table:table-cell table:number-columns-repeated="2"/>
          <table:table-cell office:value-type="string" calcext:value-type="string">
            <text:p>If it is hot, then the paint will not dry well.</text:p>
          </table:table-cell>
          <table:table-cell table:number-columns-repeated="7"/>
        </table:table-row>
        <table:table-row table:style-name="ro1">
          <table:table-cell table:number-columns-repeated="2"/>
          <table:table-cell office:value-type="string" calcext:value-type="string">
            <text:p>If the paint does not dry well, then my work will be ruined.</text:p>
          </table:table-cell>
          <table:table-cell table:number-columns-repeated="7"/>
        </table:table-row>
        <table:table-row table:style-name="ro5">
          <table:table-cell table:number-columns-repeated="2"/>
          <table:table-cell table:style-name="ce3" office:value-type="string" calcext:value-type="string">
            <text:p> <text:span text:style-name="T3">If it is hot, then my work will be ruined.</text:span></text:p>
          </table:table-cell>
          <table:table-cell table:number-columns-repeated="7"/>
        </table:table-row>
        <table:table-row table:style-name="ro1">
          <table:table-cell table:number-columns-repeated="10"/>
        </table:table-row>
        <table:table-row table:style-name="ro1">
          <table:table-cell table:style-name="ce2" office:value-type="string" calcext:value-type="string" table:number-columns-spanned="7" table:number-rows-spanned="3">
            <text:p>Notice that conditional statements set up hypothetical situations. There's no assurance, given the last argument, that it will be hot; it might be cold and everything will be alright, but in the case that it is ho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Again, having three statements, the disjunctive syllogism has at least one statement of the form: “Either a or b”. For example, look at the following valid disjunctive syllogism and an argument with that form.</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table-cell office:value-type="string" calcext:value-type="string">
            <text:p>Either a or b</text:p>
          </table:table-cell>
          <table:table-cell/>
          <table:table-cell office:value-type="string" calcext:value-type="string">
            <text:p>The shirts are either red, or they're green</text:p>
          </table:table-cell>
          <table:table-cell table:number-columns-repeated="6"/>
        </table:table-row>
        <table:table-row table:style-name="ro1">
          <table:table-cell/>
          <table:table-cell office:value-type="string" calcext:value-type="string">
            <text:p>Not a</text:p>
          </table:table-cell>
          <table:table-cell/>
          <table:table-cell office:value-type="string" calcext:value-type="string">
            <text:p>The shirts are not red</text:p>
          </table:table-cell>
          <table:table-cell table:number-columns-repeated="6"/>
        </table:table-row>
        <table:table-row table:style-name="ro5">
          <table:table-cell/>
          <table:table-cell table:style-name="ce3" office:value-type="string" calcext:value-type="string">
            <text:p> <text:span text:style-name="T3">b</text:span></text:p>
          </table:table-cell>
          <table:table-cell/>
          <table:table-cell office:value-type="string" calcext:value-type="string">
            <text:p>Therefore, they're green</text:p>
          </table:table-cell>
          <table:table-cell table:number-columns-repeated="6"/>
        </table:table-row>
        <table:table-row table:style-name="ro1">
          <table:table-cell table:number-columns-repeated="10"/>
        </table:table-row>
        <table:table-row table:style-name="ro1">
          <table:table-cell table:style-name="ce2" office:value-type="string" calcext:value-type="string" table:number-columns-spanned="7" table:number-rows-spanned="2">
            <text:p>The argument works because only two options are given and, since one option is not the case, the other option is the only one availabl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In actuality, real arguments are not that simple, nor are they analyzed in a piecemeal fashion. We'll, of course, be exploring how they are analyzed. </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7">
            <text:p>Formal logic is most often employed in the service of mathematics or the more mathematical sciences such as physics and chemistry. “Real life” tends to be messier than life in the laboratory or study and real life arguments are not often amenable to formal logic. They are often quite inseparable from the language in which they are cast. There are often hidden premises, or the conclusions contain new information not present in any of the premises. Real life arguments are often not certain but probabilistic and lean strongly on induction. For all these reasons, informal logic is usually more appropriate than formal logic in dealing with real life arguments. </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Another complication of real-life arguments is when several arguments are going on at the same time, often interwoven.</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This LabBook is about thinking things through and, as such, it approaches four situations that require you to think things through: argument (or proof), debate, decision making, and problem solving. </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6">
            <text:p>Argument attempts to build a basis from known facts to show that a concept is necessarily true. Debate is dyadic argument. Two parties take opposite sides of a concept and try to show that their side is true. Decision making attempts to determine the best of two or more paths to take. And problem solving works to obtain a desired state of a situation from a given state. All are attempts to find “the best” - the best facts, the best courses of action, the best outcome. And logic is at the center of all the processe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4">
            <text:p>Analytic reasoning breaks thinks down into their constituent parts; synthetic reasoning builds things up from different parts. When you analyze a problem, you look at its different parts. Problem solving usually involves both; usually you take a problem apart to see how it works and then you build a solution to solve i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7">
            <text:p>I bring this up to warn you that there is another sense in which “analysis” and “synthesis” are used in philosophy and logic. Analytic truths are truths that depend only on general logical <text:s/>laws and definitions. They require no reference to the external world. Synthetic proofs are not so dependent. For example, you can say that a horse is an ungulate This truth is not dependent on logic; it is simply a definition. To say that a horse (like Socrates) is mortal does depend on logic for it's proof. When you see the terms “analytic philosophy” and “synthetic philosophy”, then, it is using the words in this sens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number-rows-repeated="2">
          <table:table-cell table:number-columns-repeated="10"/>
        </table:table-row>
        <table:table-row table:style-name="ro1">
          <table:table-cell table:style-name="ce2" office:value-type="string" calcext:value-type="string" table:number-columns-spanned="7" table:number-rows-spanned="2">
            <text:p>Here are several examples of language. Look at each and try to figure out the logical content of each. What is it doing? What kind of language is it? What is the logical flow?</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office:value-type="string" calcext:value-type="string">
            <text:p>Example 1</text:p>
          </table:table-cell>
          <table:table-cell office:value-type="string" calcext:value-type="string">
            <text:p>Sub FunctionIn(f as string)</text:p>
          </table:table-cell>
          <table:table-cell table:number-columns-repeated="8"/>
        </table:table-row>
        <table:table-row table:style-name="ro1">
          <table:table-cell/>
          <table:table-cell office:value-type="string" calcext:value-type="string">
            <text:p>REM enters a user formula into FunctionIn.A1</text:p>
          </table:table-cell>
          <table:table-cell table:number-columns-repeated="8"/>
        </table:table-row>
        <table:table-row table:style-name="ro1">
          <table:table-cell/>
          <table:table-cell office:value-type="string" calcext:value-type="string">
            <text:p>Dim i as integer, c as string, Doc as object</text:p>
          </table:table-cell>
          <table:table-cell table:number-columns-repeated="8"/>
        </table:table-row>
        <table:table-row table:style-name="ro1">
          <table:table-cell/>
          <table:table-cell office:value-type="string" calcext:value-type="string">
            <text:p>Dim oSheet as object, oCell as object</text:p>
          </table:table-cell>
          <table:table-cell table:number-columns-repeated="8"/>
        </table:table-row>
        <table:table-row table:style-name="ro1">
          <table:table-cell/>
          <table:table-cell office:value-type="string" calcext:value-type="string">
            <text:p>Doc = ThisComponent</text:p>
          </table:table-cell>
          <table:table-cell table:number-columns-repeated="8"/>
        </table:table-row>
        <table:table-row table:style-name="ro1">
          <table:table-cell/>
          <table:table-cell office:value-type="string" calcext:value-type="string">
            <text:p>oSheet=Doc.Sheets.getByName("FunctionIn")</text:p>
          </table:table-cell>
          <table:table-cell table:number-columns-repeated="8"/>
        </table:table-row>
        <table:table-row table:style-name="ro1">
          <table:table-cell/>
          <table:table-cell office:value-type="string" calcext:value-type="string">
            <text:p>oCell=oSheet.getCellByPosition(0,0)</text:p>
          </table:table-cell>
          <table:table-cell table:number-columns-repeated="8"/>
        </table:table-row>
        <table:table-row table:style-name="ro1">
          <table:table-cell/>
          <table:table-cell office:value-type="string" calcext:value-type="string">
            <text:p>for i=1 to len(f)-1</text:p>
          </table:table-cell>
          <table:table-cell table:number-columns-repeated="8"/>
        </table:table-row>
        <table:table-row table:style-name="ro1">
          <table:table-cell table:number-columns-repeated="2"/>
          <table:table-cell office:value-type="string" calcext:value-type="string">
            <text:p>c=mid(f,i,2)</text:p>
          </table:table-cell>
          <table:table-cell table:number-columns-repeated="7"/>
        </table:table-row>
        <table:table-row table:style-name="ro1">
          <table:table-cell table:number-columns-repeated="2"/>
          <table:table-cell office:value-type="string" calcext:value-type="string">
            <text:p>if c="xx" then</text:p>
          </table:table-cell>
          <table:table-cell table:number-columns-repeated="7"/>
        </table:table-row>
        <table:table-row table:style-name="ro1">
          <table:table-cell table:number-columns-repeated="3"/>
          <table:table-cell office:value-type="string" calcext:value-type="string">
            <text:p>mid(f,i,2,"B1")</text:p>
          </table:table-cell>
          <table:table-cell table:number-columns-repeated="6"/>
        </table:table-row>
        <table:table-row table:style-name="ro1">
          <table:table-cell table:number-columns-repeated="2"/>
          <table:table-cell office:value-type="string" calcext:value-type="string">
            <text:p>end if</text:p>
          </table:table-cell>
          <table:table-cell table:number-columns-repeated="7"/>
        </table:table-row>
        <table:table-row table:style-name="ro1">
          <table:table-cell table:number-columns-repeated="2"/>
          <table:table-cell office:value-type="string" calcext:value-type="string">
            <text:p>if c="yy" then</text:p>
          </table:table-cell>
          <table:table-cell table:number-columns-repeated="7"/>
        </table:table-row>
        <table:table-row table:style-name="ro1">
          <table:table-cell table:number-columns-repeated="3"/>
          <table:table-cell office:value-type="string" calcext:value-type="string">
            <text:p>mid(f,i,2,"C1")</text:p>
          </table:table-cell>
          <table:table-cell table:number-columns-repeated="6"/>
        </table:table-row>
        <table:table-row table:style-name="ro1">
          <table:table-cell table:number-columns-repeated="2"/>
          <table:table-cell office:value-type="string" calcext:value-type="string">
            <text:p>end if</text:p>
          </table:table-cell>
          <table:table-cell table:number-columns-repeated="7"/>
        </table:table-row>
        <table:table-row table:style-name="ro1">
          <table:table-cell table:number-columns-repeated="2"/>
          <table:table-cell office:value-type="string" calcext:value-type="string">
            <text:p>if c="zz" then</text:p>
          </table:table-cell>
          <table:table-cell table:number-columns-repeated="7"/>
        </table:table-row>
        <table:table-row table:style-name="ro1">
          <table:table-cell table:number-columns-repeated="3"/>
          <table:table-cell office:value-type="string" calcext:value-type="string">
            <text:p>mid(f,i,2,"D1")</text:p>
          </table:table-cell>
          <table:table-cell table:number-columns-repeated="6"/>
        </table:table-row>
        <table:table-row table:style-name="ro1">
          <table:table-cell table:number-columns-repeated="2"/>
          <table:table-cell office:value-type="string" calcext:value-type="string">
            <text:p>end if</text:p>
          </table:table-cell>
          <table:table-cell table:number-columns-repeated="7"/>
        </table:table-row>
        <table:table-row table:style-name="ro1">
          <table:table-cell/>
          <table:table-cell office:value-type="string" calcext:value-type="string">
            <text:p>next i</text:p>
          </table:table-cell>
          <table:table-cell table:number-columns-repeated="8"/>
        </table:table-row>
        <table:table-row table:style-name="ro1">
          <table:table-cell/>
          <table:table-cell office:value-type="string" calcext:value-type="string">
            <text:p>f="="&amp;f</text:p>
          </table:table-cell>
          <table:table-cell table:number-columns-repeated="8"/>
        </table:table-row>
        <table:table-row table:style-name="ro1">
          <table:table-cell/>
          <table:table-cell office:value-type="string" calcext:value-type="string">
            <text:p>oCell.Formula=f</text:p>
          </table:table-cell>
          <table:table-cell table:number-columns-repeated="8"/>
        </table:table-row>
        <table:table-row table:style-name="ro1">
          <table:table-cell/>
          <table:table-cell office:value-type="string" calcext:value-type="string">
            <text:p>End sub</text:p>
          </table:table-cell>
          <table:table-cell table:number-columns-repeated="8"/>
        </table:table-row>
        <table:table-row table:style-name="ro1">
          <table:table-cell table:number-columns-repeated="10"/>
        </table:table-row>
        <table:table-row table:style-name="ro1">
          <table:table-cell office:value-type="string" calcext:value-type="string">
            <text:p>Example 2</text:p>
          </table:table-cell>
          <table:table-cell table:number-columns-repeated="9"/>
        </table:table-row>
        <table:table-row table:style-name="ro1">
          <table:table-cell/>
          <table:table-cell office:value-type="string" calcext:value-type="string">
            <text:p>Premise</text:p>
          </table:table-cell>
          <table:table-cell table:number-columns-repeated="2"/>
          <table:table-cell office:value-type="string" calcext:value-type="string">
            <text:p>Reason</text:p>
          </table:table-cell>
          <table:table-cell table:number-columns-repeated="5"/>
        </table:table-row>
        <table:table-row table:style-name="ro1">
          <table:table-cell/>
          <table:table-cell office:value-type="string" calcext:value-type="string">
            <text:p>1. There exists the rational number a/b</text:p>
          </table:table-cell>
          <table:table-cell table:number-columns-repeated="2"/>
          <table:table-cell office:value-type="string" calcext:value-type="string">
            <text:p>Hypothesis and the reduction of fractions</text:p>
          </table:table-cell>
          <table:table-cell table:number-columns-repeated="5"/>
        </table:table-row>
        <table:table-row table:style-name="ro1">
          <table:table-cell/>
          <table:table-cell office:value-type="string" calcext:value-type="string">
            <text:p><text:s text:c="4"/>where a and b are relatively prime</text:p>
          </table:table-cell>
          <table:table-cell table:number-columns-repeated="8"/>
        </table:table-row>
        <table:table-row table:style-name="ro2">
          <table:table-cell/>
          <table:table-cell office:value-type="string" calcext:value-type="string">
            <text:p>    integers and b <text:span text:style-name="T4">≠ 0.</text:span></text:p>
          </table:table-cell>
          <table:table-cell table:number-columns-repeated="8"/>
        </table:table-row>
        <table:table-row table:style-name="ro1">
          <table:table-cell table:number-columns-repeated="10"/>
        </table:table-row>
        <table:table-row table:style-name="ro2">
          <table:table-cell/>
          <table:table-cell office:value-type="string" calcext:value-type="string">
            <text:p>2. Assume a<text:span text:style-name="T5">2</text:span>/b<text:span text:style-name="T5">2</text:span> = 2</text:p>
          </table:table-cell>
          <table:table-cell table:number-columns-repeated="2"/>
          <table:table-cell table:style-name="ce2" office:value-type="string" calcext:value-type="string" table:number-columns-spanned="3" table:number-rows-spanned="2">
            <text:p>The assumed contradiction of the conclusion</text:p>
          </table:table-cell>
          <table:covered-table-cell table:number-columns-repeated="2"/>
          <table:table-cell table:number-columns-repeated="3"/>
        </table:table-row>
        <table:table-row table:style-name="ro1">
          <table:table-cell table:number-columns-repeated="4"/>
          <table:covered-table-cell table:number-columns-repeated="3"/>
          <table:table-cell table:number-columns-repeated="3"/>
        </table:table-row>
        <table:table-row table:style-name="ro2">
          <table:table-cell/>
          <table:table-cell office:value-type="string" calcext:value-type="string">
            <text:p>3. a<text:span text:style-name="T5">2</text:span> = 2b<text:span text:style-name="T5">2</text:span></text:p>
          </table:table-cell>
          <table:table-cell table:number-columns-repeated="2"/>
          <table:table-cell office:value-type="string" calcext:value-type="string">
            <text:p>Multiply both sides by b<text:span text:style-name="T5">2</text:span></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4. Since 2 is a factor of the square of a,</text:p>
          </table:table-cell>
          <table:table-cell table:number-columns-repeated="2"/>
          <table:table-cell table:style-name="ce2" office:value-type="string" calcext:value-type="string" table:number-columns-spanned="3" table:number-rows-spanned="2">
            <text:p>The odd integers are closed under multiplication</text:p>
          </table:table-cell>
          <table:covered-table-cell table:number-columns-repeated="2"/>
          <table:table-cell table:number-columns-repeated="3"/>
        </table:table-row>
        <table:table-row table:style-name="ro1">
          <table:table-cell/>
          <table:table-cell office:value-type="string" calcext:value-type="string">
            <text:p><text:s text:c="4"/>it must be a factor of a.</text:p>
          </table:table-cell>
          <table:table-cell table:number-columns-repeated="2"/>
          <table:covered-table-cell table:number-columns-repeated="3"/>
          <table:table-cell table:number-columns-repeated="3"/>
        </table:table-row>
        <table:table-row table:style-name="ro1">
          <table:table-cell table:number-columns-repeated="10"/>
        </table:table-row>
        <table:table-row table:style-name="ro1">
          <table:table-cell/>
          <table:table-cell office:value-type="string" calcext:value-type="string">
            <text:p>5. a = 2m, where m is an integer and</text:p>
          </table:table-cell>
          <table:table-cell table:number-columns-repeated="2"/>
          <table:table-cell office:value-type="string" calcext:value-type="string">
            <text:p>Definition of factor</text:p>
          </table:table-cell>
          <table:table-cell table:number-columns-repeated="5"/>
        </table:table-row>
        <table:table-row table:style-name="ro2">
          <table:table-cell/>
          <table:table-cell office:value-type="string" calcext:value-type="string">
            <text:p>'    a<text:span text:style-name="T5">2</text:span> = 4m<text:span text:style-name="T5">2</text:span></text:p>
          </table:table-cell>
          <table:table-cell table:number-columns-repeated="8"/>
        </table:table-row>
        <table:table-row table:style-name="ro1">
          <table:table-cell table:number-columns-repeated="10"/>
        </table:table-row>
        <table:table-row table:style-name="ro2">
          <table:table-cell/>
          <table:table-cell office:value-type="string" calcext:value-type="string">
            <text:p>6. 4m<text:span text:style-name="T5">2</text:span> = 2b<text:span text:style-name="T5">2</text:span></text:p>
          </table:table-cell>
          <table:table-cell table:number-columns-repeated="2"/>
          <table:table-cell office:value-type="string" calcext:value-type="string">
            <text:p>Step 3, substitution</text:p>
          </table:table-cell>
          <table:table-cell table:number-columns-repeated="5"/>
        </table:table-row>
        <table:table-row table:style-name="ro1">
          <table:table-cell table:number-columns-repeated="10"/>
        </table:table-row>
        <table:table-row table:style-name="ro2">
          <table:table-cell/>
          <table:table-cell office:value-type="string" calcext:value-type="string">
            <text:p>7. 2m<text:span text:style-name="T5">2</text:span> = b<text:span text:style-name="T5">2</text:span></text:p>
          </table:table-cell>
          <table:table-cell table:number-columns-repeated="2"/>
          <table:table-cell office:value-type="string" calcext:value-type="string">
            <text:p>Multiply both sides by ½</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8. b = 2k, where k is an integer.</text:p>
          </table:table-cell>
          <table:table-cell table:number-columns-repeated="2"/>
          <table:table-cell office:value-type="string" calcext:value-type="string">
            <text:p>Step 4,5</text:p>
          </table:table-cell>
          <table:table-cell table:number-columns-repeated="5"/>
        </table:table-row>
        <table:table-row table:style-name="ro1">
          <table:table-cell table:number-columns-repeated="10"/>
        </table:table-row>
        <table:table-row table:style-name="ro1">
          <table:table-cell/>
          <table:table-cell office:value-type="string" calcext:value-type="string">
            <text:p>9. a and b have a common factor of 2, </text:p>
          </table:table-cell>
          <table:table-cell table:number-columns-repeated="2"/>
          <table:table-cell office:value-type="string" calcext:value-type="string">
            <text:p>Step 5,8</text:p>
          </table:table-cell>
          <table:table-cell table:number-columns-repeated="5"/>
        </table:table-row>
        <table:table-row table:style-name="ro1">
          <table:table-cell/>
          <table:table-cell office:value-type="string" calcext:value-type="string">
            <text:p><text:s text:c="4"/>which contradicts step 1.</text:p>
          </table:table-cell>
          <table:table-cell table:number-columns-repeated="8"/>
        </table:table-row>
        <table:table-row table:style-name="ro1">
          <table:table-cell table:number-columns-repeated="10"/>
        </table:table-row>
        <table:table-row table:style-name="ro1">
          <table:table-cell/>
          <table:table-cell office:value-type="string" calcext:value-type="string">
            <text:p>10. Therefore 2 cannot be expressed as</text:p>
          </table:table-cell>
          <table:table-cell table:number-columns-repeated="8"/>
        </table:table-row>
        <table:table-row table:style-name="ro1">
          <table:table-cell/>
          <table:table-cell office:value-type="string" calcext:value-type="string">
            <text:p><text:s text:c="4"/>the square of a rational number.</text:p>
          </table:table-cell>
          <table:table-cell table:number-columns-repeated="8"/>
        </table:table-row>
        <table:table-row table:style-name="ro1">
          <table:table-cell table:number-columns-repeated="10"/>
        </table:table-row>
        <table:table-row table:style-name="ro1">
          <table:table-cell office:value-type="string" calcext:value-type="string">
            <text:p>Example 3</text:p>
          </table:table-cell>
          <table:table-cell office:value-type="string" calcext:value-type="string">
            <text:p>Right now, I am thinking.</text:p>
          </table:table-cell>
          <table:table-cell table:number-columns-repeated="8"/>
        </table:table-row>
        <table:table-row table:style-name="ro1">
          <table:table-cell/>
          <table:table-cell office:value-type="string" calcext:value-type="string">
            <text:p>My thoughts may be illusory but if there are thoughts then there must be a thinker.</text:p>
          </table:table-cell>
          <table:table-cell table:number-columns-repeated="8"/>
        </table:table-row>
        <table:table-row table:style-name="ro1">
          <table:table-cell/>
          <table:table-cell office:value-type="string" calcext:value-type="string">
            <text:p>I am the thinker.</text:p>
          </table:table-cell>
          <table:table-cell table:number-columns-repeated="8"/>
        </table:table-row>
        <table:table-row table:style-name="ro1">
          <table:table-cell/>
          <table:table-cell office:value-type="string" calcext:value-type="string">
            <text:p>Therefore, I must necessarily be.</text:p>
          </table:table-cell>
          <table:table-cell table:number-columns-repeated="8"/>
        </table:table-row>
        <table:table-row table:style-name="ro1">
          <table:table-cell table:number-columns-repeated="10"/>
        </table:table-row>
        <table:table-row table:style-name="ro1">
          <table:table-cell office:value-type="string" calcext:value-type="string">
            <text:p>Example 4</text:p>
          </table:table-cell>
          <table:table-cell table:style-name="ce4" office:value-type="string" calcext:value-type="string" table:number-columns-spanned="6" table:number-rows-spanned="18">
            <text:p>I don't like being alone in this big barracks of a place at night I suppose Ill have to put up with it I never brought a bit of salt in even when we moved in the confusion musical academy he was going to make on the first floor drawingroom with a brassplate or Blooms private hotel he suggested go and ruin himself altogether the way his father did down in Ennis like all the things he told father he was going to do and me but I saw through him telling me all the lovely places we could go for the honeymoon Venice by moonlight with the gondolas and the lake of Como he had a picture cut out of some paper of and mandolines and lanterns O how nice I said whatever I liked he was going to do immediately if not sooner will you be my man will you carry my can he ought to get a leather medal with a putty rim for all the plans he invents then leaving us here all day you'd never know what old beggar at the door for a crust with his long story might be a tramp and put his foot in the way to prevent me shutting it like that picture of that hardened criminal he was called in Lloyd's Weekly news 20 years in jail then he comes out and murders an old woman for her money imagine his poor wife or mother or whoever she is such a face you'd run miles away from I couldn't rest easy till I bolted all the doors and windows to make sure but its worse again being locked up like in a prison or a madhouse they ought to be all shot or the cat of nine tails a big brute like that that would attack a poor old woman to murder her in her bed </text:p>
          </table:table-cell>
          <table:covered-table-cell table:number-columns-repeated="5"/>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What do you think? I'll tell you a little about the selections; they all have logical content, among other thing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10">
            <text:p>The first is a computer routine in the OpenOffice Basic language which tells the computer to request a typed input from the user, make some edits (add a “=” on the front and change “xx” to “B1”, “yy” to “C1”, and “zz” to “D1”, and then place it on the spreadsheet named “FunctionIn” at cell A1. I wrote the program because I wanted to write programs that worked with functions instead of cell values so I needed a way to input the function and work with it in a spreadsheet cell. Notice the line “for i=1 to len(f)-1”. That's the logic. It tells the computer to go along the string from the first character to the last and make the changes I needed. If you don't understand the programming language, that's okay. The important thing is that the language is the OpenOffice Basic programming language, it's designed so that I can tell the computer to do something, and there is very simple logic involved.</text:p>
          </table:table-cell>
          <table:covered-table-cell table:number-columns-repeated="6" table:style-name="ce2"/>
          <table:table-cell table:number-columns-repeated="3"/>
        </table:table-row>
        <table:table-row table:style-name="ro1">
          <table:covered-table-cell table:number-columns-repeated="7" table:style-name="ce2"/>
          <table:table-cell table:number-columns-repeated="3"/>
        </table:table-row>
        <table:table-row table:style-name="ro1">
          <table:covered-table-cell table:number-columns-repeated="7" table:style-name="ce2"/>
          <table:table-cell table:number-columns-repeated="3"/>
        </table:table-row>
        <table:table-row table:style-name="ro1">
          <table:covered-table-cell table:number-columns-repeated="7" table:style-name="ce2"/>
          <table:table-cell table:number-columns-repeated="3"/>
        </table:table-row>
        <table:table-row table:style-name="ro1">
          <table:covered-table-cell table:number-columns-repeated="7" table:style-name="ce2"/>
          <table:table-cell table:number-columns-repeated="3"/>
        </table:table-row>
        <table:table-row table:style-name="ro1">
          <table:covered-table-cell table:number-columns-repeated="7" table:style-name="ce2"/>
          <table:table-cell table:number-columns-repeated="3"/>
        </table:table-row>
        <table:table-row table:style-name="ro1">
          <table:covered-table-cell table:number-columns-repeated="7" table:style-name="ce2"/>
          <table:table-cell table:number-columns-repeated="3"/>
        </table:table-row>
        <table:table-row table:style-name="ro1">
          <table:covered-table-cell table:number-columns-repeated="7" table:style-name="ce2"/>
          <table:table-cell table:number-columns-repeated="3"/>
        </table:table-row>
        <table:table-row table:style-name="ro1">
          <table:covered-table-cell table:number-columns-repeated="7" table:style-name="ce2"/>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4">
            <text:p>The second example is a classical mathematical proof in two column format. The language is mathematics, it is designed to prove that a mathematical statement is necessarily true (that the square root <text:s/>of 2 cannot be expressed as a fraction with integers in the numerator and the denominator), and the logic is a little more involved than in the first exampl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8">
            <text:p>Both the first and second examples are very formal and precises. Computers are not smart and, when telling them what to do, you have to break things down into very simple steps so that everything is absolutely clear. There cannot be so much as a period out of place or the computer will return an error. Similarly, proofs have to be air-tight with no room for error. If the conclusion is to be demonstrated to be factual, every premise must follow necessarily from the ones before it, leading finally to the conclusion. Very formalized languages exist so that the goals of communicating with machines or proving conclusions with absolute necessity can be accomplished.</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The third example is not so formal but was, nevertheless, intended to be air-tight. It is a brief version of Descartes' argument for existence and despite the brevity and informality, it is fairly precis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4">
            <text:p>The fourth example is a cut from Molly Bloom's soliloquy at the end of James Joyce's Ulysses. As rambling as it is, it's an example of stream of consciousness composition, it also has an underlying logic. If you didn't pick up on it, it's simply an explanation of “I don't like living here.” It is informal, imprecise, but, nevertheless, logical.</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It is very simplistic to say that language serves three purposes but, as an approximation, it's not a bad statement. For instance, see if you can tell what language is doing in the following example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table-cell table:style-name="ce2" office:value-type="string" calcext:value-type="string" table:number-columns-spanned="6" table:number-rows-spanned="2">
            <text:p>1. Red is the response of the eyes and the brain to wavelengths of light around 620 to 740 nanometers.</text:p>
          </table:table-cell>
          <table:covered-table-cell table:number-columns-repeated="5"/>
          <table:table-cell table:number-columns-repeated="3"/>
        </table:table-row>
        <table:table-row table:style-name="ro1">
          <table:table-cell/>
          <table:covered-table-cell table:number-columns-repeated="6"/>
          <table:table-cell table:number-columns-repeated="3"/>
        </table:table-row>
        <table:table-row table:style-name="ro1">
          <table:table-cell table:number-columns-repeated="10"/>
        </table:table-row>
        <table:table-row table:style-name="ro1">
          <table:table-cell/>
          <table:table-cell office:value-type="string" calcext:value-type="string">
            <text:p>2. You are so clumsy!</text:p>
          </table:table-cell>
          <table:table-cell table:number-columns-repeated="8"/>
        </table:table-row>
        <table:table-row table:style-name="ro1">
          <table:table-cell table:number-columns-repeated="10"/>
        </table:table-row>
        <table:table-row table:style-name="ro1">
          <table:table-cell/>
          <table:table-cell office:value-type="string" calcext:value-type="string">
            <text:p>3. Go outside and knock the mud from your shoes before you come back in.</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4">
            <text:p>These three sentences illustrate the three basic purposes of language fairly clearly. The first is simply giving information; it is informative. The second isn't primarily giving information (it assumes that you already know what it's telling you). It is expressing exasperation at your clumsiness; it is expressive. The third is telling you to do something; it is directiv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office:value-type="string" calcext:value-type="string">
            <text:p>Try this one:</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What are you doing</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3">
            <text:p>Without punctuation, it might be difficult to tell just what this sentence is doing. A question mark would turn it into a simple question, which is directive, since it's purpose is to elicit an action from someone – the answering of the question. An exclamation point makes it expressiv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6">
            <text:p>So the purpose of an informative statement is to impart information to the hearer. Premises and conclusions in logical discourse or debate does just this. The purpose of a directive statement is to elicit an action from the hearer. There are two purposes of expressive statement. An expressive statement uttered without an audience (Woe is me!) is not meant for another hearer – it is purely to express a feeling. If there are hearers, then it is probably meant to evoke a feeling in them and is, therefore, evocative. Most poetic language is evocativ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Although, classically, statements like questions, directives and expressive statements cannot be evaluated as true or false, some logicians have explored logical content in them. For instance, the logic of imperatives is an advanced topic in logic. Look at the following “argumen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table-cell table:style-name="ce2" office:value-type="string" calcext:value-type="string" table:number-columns-spanned="6" table:number-rows-spanned="3">
            <text:p>You'd better wear your coat and rain gear. It's cold and rainy outside and, if you catch a cold, you're going to miss work and you've already missed a week this month.</text:p>
          </table:table-cell>
          <table:covered-table-cell table:number-columns-repeated="5"/>
          <table:table-cell table:number-columns-repeated="3"/>
        </table:table-row>
        <table:table-row table:style-name="ro1">
          <table:table-cell/>
          <table:covered-table-cell table:number-columns-repeated="6"/>
          <table:table-cell table:number-columns-repeated="3"/>
        </table:table-row>
        <table:table-row table:style-name="ro1">
          <table:table-cell/>
          <table:covered-table-cell table:number-columns-repeated="6"/>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The first statement, the conclusion, could be taken to mean, “You should wear your coat and rain gear” and that would be well within the purview of modal logic as having truth valu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It is useful to understand these basic purposes of language but much language serves multiple purposes at the same time and much is made of this in the field of rhetoric. There are a couple of interesting kinds of language in this multipurpose category.</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office:value-type="string" calcext:value-type="string">
            <text:p>What do you think of a phrase like:</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How are you?</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6">
            <text:p>Unless you have been sick, this does not mean, “Tell me about your physical state.” Normally, it is a greeting and, as such, occupies a niche sometimes called “ceremonial statements”. It serves a formal, dual purpose to evoke a certain feeling, welcome, and also a couple of other things that are not quite so obvious. It is demonstrative in that it carries the import, “I am your friend and [as was more popular in past ages] I am at your service.” It is also directive in that it implies, “accompany m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4">
            <text:p>Another such social ceremony is a dinner invitation. Even such a chance encounter where you run into friends at a restaurant might elicit the ceremonial, “Why don't you eat over here with us?” That would actually be more directive than inquisitive since, unless you have a good excuse not to, you might hurt some feelings if you refus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Another kind of interesting statement that has provoked quite a lot of thought is the perfomative statement, an utterance that serves to perform the act that it describes. For instance, the statement, “I promise to take you to the movie tonight,” does exactly what it says – it stands as a promise. It creates a contractual agreement. What other performative statements can you think of?</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office:value-type="string" calcext:value-type="string">
            <text:p>What about, “I agree completely with what you say.”</text:p>
          </table:table-cell>
          <table:table-cell table:number-columns-repeated="9"/>
        </table:table-row>
        <table:table-row table:style-name="ro1">
          <table:table-cell table:number-columns-repeated="10"/>
        </table:table-row>
        <table:table-row table:style-name="ro1">
          <table:table-cell table:style-name="ce2" office:value-type="string" calcext:value-type="string" table:number-columns-spanned="7" table:number-rows-spanned="4">
            <text:p>Much language, human or otherwise, is nonverbal. Nonverbal language generally does not convey information about the world around us, but carries emotional content. The popular comic hanging in many workplaces (usually the boss' office to portray his mood on a particular day illustrates thi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4">
            <text:p>Do an Internet search for images on “facial expressions chart” and you will be amused. Although there has been some work on the logic of emotions, most logical arguments try to exclude logical content as much as possible. Many debates, on the other hand, very intentionally use emotional content. Why?</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Much emotional language occurs subconsciously and, although it is hard to “catch” still has an effect on the persons receiving the content. Logic attempts to achieve very clear communication so that the progression from premise to conclusion is quite unobscured. The aim of debate, though, is to persuade by whatever means available. All other things being equal, emotional appeals can be very persuasiv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From <text:s/>now on, when you listen to arguments, either logical or debate, evaluate how much they are relying on clear information and how much they are relying on emotional appeal.</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office:value-type="string" calcext:value-type="string">
            <text:p>Here is a question for you: “What is the best way to get things done?”</text:p>
          </table:table-cell>
          <table:table-cell table:number-columns-repeated="9"/>
        </table:table-row>
        <table:table-row table:style-name="ro1">
          <table:table-cell table:number-columns-repeated="10"/>
        </table:table-row>
        <table:table-row table:style-name="ro1">
          <table:table-cell table:style-name="ce2" office:value-type="string" calcext:value-type="string" table:number-columns-spanned="7" table:number-rows-spanned="3">
            <text:p>If you ask several people that question, you might hear, “Do it yourself,” “Get a group of cooperative people,” “Inspire individuals to do it,” and other answers. Is any one answer right? Is there a single best answer that can be derived by deductive logic?</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If you ask each person to support their opinion with a logical argument, you might hear several solid arguments for all the opinions. What's wrong here? Does logic fail in this cas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The problem is that this issue is “fuzzy”. There is a range of “best” answers – not just one – and any particular answer may be best for a particular person with particular life experiences and personality traits. The answer will be relative, within certain bounds. Some answers will be outside those bounds; for example, computers are not advanced enough to do most human activities at this time, so one wrong answer would be “Get your computer to do i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In this case debate among the people who would actually be doing the job would probably be more fruitful than logical argumen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5">
            <text:p>People who construct logical arguments try to avoid emotively loaded language. This is difficult because a completely emotively neutral word in one language may be very charged emotionally in another language. Consider the difficulty of composing a logical argument about how to handle legal cases involving persons with diminished capabilities. The issue itself provokes strong emotional reactions in many peopl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Watch or listen to a talk show and make a list of all the words that evoke an emotional reaction in you. Do you notice words that may not affect you but may affect other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office:value-type="string" calcext:value-type="string">
            <text:p>An argument can be a tautology, a contradiction, or a contingency.</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If there is fire, then there is smoke</text:p>
          </table:table-cell>
          <table:table-cell table:number-columns-repeated="8"/>
        </table:table-row>
        <table:table-row table:style-name="ro1">
          <table:table-cell/>
          <table:table-cell office:value-type="string" calcext:value-type="string">
            <text:p>Since there is no smoke,</text:p>
          </table:table-cell>
          <table:table-cell table:number-columns-repeated="8"/>
        </table:table-row>
        <table:table-row table:style-name="ro1">
          <table:table-cell/>
          <table:table-cell office:value-type="string" calcext:value-type="string">
            <text:p>There is no fire.</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4">
            <text:p>If the first two statements are true, the last has to be true. All true/false value assignments of this argument will make the whole argument true. This will be a lot more evident when we start using truth tables to evaluate arguments but, just on an intuitive level, this argument cannot be false. It is a tautology.</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office:value-type="string" calcext:value-type="string">
            <text:p>What about this argument?:</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The weather is sunny and dry.</text:p>
          </table:table-cell>
          <table:table-cell table:number-columns-repeated="8"/>
        </table:table-row>
        <table:table-row table:style-name="ro1">
          <table:table-cell/>
          <table:table-cell office:value-type="string" calcext:value-type="string">
            <text:p>My clothes are wet</text:p>
          </table:table-cell>
          <table:table-cell table:number-columns-repeated="8"/>
        </table:table-row>
        <table:table-row table:style-name="ro1">
          <table:table-cell/>
          <table:table-cell office:value-type="string" calcext:value-type="string">
            <text:p>Therefore, it is raining.</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3">
            <text:p>If someone were to say this to you, you would say that they are contradicting themselves An argument which cannot be true under any assignment of truth or falsity is said to be a contradiction. As you will see, contradictions are not always this easy to spo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office:value-type="string" calcext:value-type="string">
            <text:p>And what about this one?:</text:p>
          </table:table-cell>
          <table:table-cell table:number-columns-repeated="9"/>
        </table:table-row>
        <table:table-row table:style-name="ro1">
          <table:table-cell table:number-columns-repeated="10"/>
        </table:table-row>
        <table:table-row table:style-name="ro1">
          <table:table-cell/>
          <table:table-cell office:value-type="string" calcext:value-type="string">
            <text:p>If it is raining outside, my clothes are wet.</text:p>
          </table:table-cell>
          <table:table-cell table:number-columns-repeated="8"/>
        </table:table-row>
        <table:table-row table:style-name="ro1">
          <table:table-cell/>
          <table:table-cell office:value-type="string" calcext:value-type="string">
            <text:p>It is not raining outside.</text:p>
          </table:table-cell>
          <table:table-cell table:number-columns-repeated="8"/>
        </table:table-row>
        <table:table-row table:style-name="ro1">
          <table:table-cell/>
          <table:table-cell office:value-type="string" calcext:value-type="string">
            <text:p>My clothes are not wet.</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4">
            <text:p>It may not be immediately obvious but the fact that rain implies wet clothes in this argument does not mean that wet clothes implies rain. Clothes can be wet for a variety of reasons. This argument can be true under some conditions (although it is not a valid argument); but it can also be false under others, therefore it is said to be a contingent argumen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Two statements or arguments are logically equivalent if all truth value assignments lead to the same results in each, for instance, the two following statements are logically equivalen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table-cell office:value-type="string" calcext:value-type="string">
            <text:p>It is not true that the weather is sunny and wet.</text:p>
          </table:table-cell>
          <table:table-cell table:number-columns-repeated="8"/>
        </table:table-row>
        <table:table-row table:style-name="ro1">
          <table:table-cell/>
          <table:table-cell office:value-type="string" calcext:value-type="string">
            <text:p>The weather is not sunny or the weather is not wet.</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3">
            <text:p>Can you work out why these statements are equivalent. Try different truth values for the weather is sunny and the weather is wet and see if both statements end up being true together or false together. For instance, what if <text:s/>“the weather is sunny” is true and “the weather is wet” is fals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Since it would not be true that the weather is both sunny and wet, that would make the first statement true. Since the weather is not wet, then it is true that the weather is either not sunny or it is not wet, so the second statement is also true. Try all the truth value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Truth tables make this kind of work a lot easier and we'll look at those later (or, if you get in a hurry, just do an Internet search on “truth table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An argument or statement is consistent if it is not contradictory; in other words, if there is some set of truth values for which it is true. For instanc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table-cell office:value-type="string" calcext:value-type="string">
            <text:p>If it is raining outside, my clothes are wet.</text:p>
          </table:table-cell>
          <table:table-cell table:number-columns-repeated="8"/>
        </table:table-row>
        <table:table-row table:style-name="ro1">
          <table:table-cell/>
          <table:table-cell office:value-type="string" calcext:value-type="string">
            <text:p>It is not raining outside.</text:p>
          </table:table-cell>
          <table:table-cell table:number-columns-repeated="8"/>
        </table:table-row>
        <table:table-row table:style-name="ro1">
          <table:table-cell/>
          <table:table-cell office:value-type="string" calcext:value-type="string">
            <text:p>My clothes are not wet.</text:p>
          </table:table-cell>
          <table:table-cell table:number-columns-repeated="8"/>
        </table:table-row>
        <table:table-row table:style-name="ro1">
          <table:table-cell table:number-columns-repeated="10"/>
        </table:table-row>
        <table:table-row table:style-name="ro1">
          <table:table-cell table:style-name="ce2" office:value-type="string" calcext:value-type="string" table:number-columns-spanned="7" table:number-rows-spanned="7">
            <text:p>is not a tautology. True premises do not necessarily ensure a true conclusion, but there are some situations where the whole can be true. For instance, if it is raining outside and my clothes are wet are hypothetically both true, the first statement is true because truth implies truth. If the second statement is actually true, the first two statements are true because if two anded statements are true, then the whole conjunction is true. Finally, if the conclusion is true, then the whole argument is true (but not valid since there are truth values for which it will not work) because truth implies truth.</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9">
            <text:p>This has been an introductory look at logic, especially how formal logic interacts with everyday logic, so there hasn't been a lot of hands-on material but I would like to leave you with one thing you can do. As you watch TV and other media; read books, news periodical, and even textbooks, or listen to your friends try to support their own views, pay close attention to the arguments that are presented. Try to identify their bases and biases. See if you can refute the arguments and debates (even if you don't do it out loud. People that are just out to explode other peoples' views are generally not liked very much). Try taking notes so you can study the structures of the arguments more closely. Record the material if that would be convenient. You're not really trying to break others arguments; you're trying to see how argumentation works. And have fun with in.</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7">
            <text:p>There is not a lot of logical software out there but there are a few cool items. A spreadsheet can be surprisingly useful and, if I make it that far, I'll show you how to construct truth tables on spreadsheets. You might want to go ahead and play with the available logic functions. <text:s/>I've noticed that OpenOffice even has a third party Advanced Office Chart utility that offers Venn Diagrams, another useful tool for logic students. If you don't already have an office productivity suite with a spreadsheet, you might want to look at OpenOffice. It's a free download and in many ways is better than Microsoft Office. It does have it's glitches though, but so does Microsof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3">
            <text:p>I don't like to post a lot of links because they get changed or just go away, but even when a primary source disappears, you can often find a secondary source long after by simply doing a web search. So I'll be mentioning names and you can do a search if you want to get an item.</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6">
            <text:p>LogicCalculus is a program that can evaluate statements in sentential and predicate logics and can construct truth tables. Sentential logics consist of sentences (or propositions) combined in various ways. Predicate logics go beyond that by looking at quantification (are you talking about some of the elements of a set, none of them, or all of them, or maybe just three) multivalued logics (statements are not only true or false but may have other values such as “don't care” in many logic circuits), and so on.</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6">
            <text:p>There are several programs out there that are designed to simplify complex logic statements. This is very important since logic circuits (circuits that count, drive patterns of LEDs, time, and calculate) based on over-complex logic have way to many components and can be very expensive. There are a lot of cool ways to simplify such logic statements and many of them are so mechanical that they can be implemented in programs. Some of the available ones are MinWin, kmap (which uses Karnaugh mapping), and Simple Solver.</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table:style-name="ce2" office:value-type="string" calcext:value-type="string" table:number-columns-spanned="7" table:number-rows-spanned="2">
            <text:p>A couple of nice argument diagrammers, with which you can analyze and construct arguments, are Araucaria and Argumentative.</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office:value-type="string" calcext:value-type="string">
            <text:p>If you want to read up on logic and problem solving, here are some great choices:</text:p>
          </table:table-cell>
          <table:table-cell table:number-columns-repeated="9"/>
        </table:table-row>
        <table:table-row table:style-name="ro1">
          <table:table-cell table:number-columns-repeated="10"/>
        </table:table-row>
        <table:table-row table:style-name="ro1">
          <table:table-cell office:value-type="string" calcext:value-type="string">
            <text:p>Introduction to Logic by Irving Copi. This is a classic textbook which is also very well written</text:p>
          </table:table-cell>
          <table:table-cell table:number-columns-repeated="9"/>
        </table:table-row>
        <table:table-row table:style-name="ro1">
          <table:table-cell table:style-name="ce2" office:value-type="string" calcext:value-type="string" table:number-columns-spanned="7" table:number-rows-spanned="2">
            <text:p>How to Solve Problems by Wayne Wickelgren. An in depth textbook on problem solving techniques. It's easy to understand and has many examples and problems to try out.</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style-name="ce2" office:value-type="string" calcext:value-type="string" table:number-columns-spanned="7" table:number-rows-spanned="2">
            <text:p>Conceptual Blockbusting by James Adams. If you're ever stuck (mentally – mental block and all that) this book will tell you how to get unstuck.</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style-name="ce2" office:value-type="string" calcext:value-type="string" table:number-columns-spanned="7" table:number-rows-spanned="3">
            <text:p>Shaum's Outline of Boolean Algebra by Elliott Mendelson. Boolean Algebra is a fascinating subject – how to treat logic like mathematics – and, as always, Schaum's Outlines are in-depth sources with lots of solved practice exercise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style-name="ce2" office:value-type="string" calcext:value-type="string" table:number-columns-spanned="7" table:number-rows-spanned="3">
            <text:p>Logic and Proof by Lawrence C. Paulson – are the class notes for Mr. Paulson's computer science course. They, of course, focus on the application part of logic, especially in computer programming.</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style-name="ce2" office:value-type="string" calcext:value-type="string" table:number-columns-spanned="7" table:number-rows-spanned="3">
            <text:p>How To Solve It by George Polya – absolutely the classic (and still one of the best) textbooks on solving mathematical problems. The techniques generalize easily to all kinds of real world problems. I use the Polya method when tutoring.</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style-name="ce2" office:value-type="string" calcext:value-type="string" table:number-columns-spanned="7" table:number-rows-spanned="2">
            <text:p>A Guide to Fallacy by Paul Newall – This is actually an article from the Galilean Library site but is about as good a guide to logical fallacies as you might find.</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style-name="ce2" office:value-type="string" calcext:value-type="string" table:number-columns-spanned="7" table:number-rows-spanned="2">
            <text:p>Forallx by P. D. Magnus – an exceptional online textbook of symbolic logic. It simplifies and organizes the subject, is easy to read, and provides plenty of practice problems.</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table-cell table:style-name="ce2" office:value-type="string" calcext:value-type="string" table:number-columns-spanned="7" table:number-rows-spanned="4">
            <text:p>Symbolic Logic by Tony Roy – this is deep, deep and not always easy to read but not through any fault of the author. When you get this deep and technical, it's really hard to get concepts across, but if you're really serious about logic, this is a book for you. Best I can tell, it's only available online as an ebook.</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style-name="ce2" office:value-type="string" calcext:value-type="string" table:number-columns-spanned="7" table:number-rows-spanned="6">
            <text:p>Introduction to Symbolic Logic by Rudolph Carnap – another classic text but one that is very in-depth and technical. It is very complete (introduction, indeed!). Don't expect easy going but, as a course, it starts at the very beginning and build to the austere heights of symbolic logic; in fact, it practically attempts to build the world out of symbolic logic since Carnap believed that all knowledge could be based on a relatively small number of axioms and codified into symbolic logic.</text:p>
          </table:table-cell>
          <table:covered-table-cell table:number-columns-repeated="6"/>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covered-table-cell table:number-columns-repeated="7"/>
          <table:table-cell table:number-columns-repeated="3"/>
        </table:table-row>
        <table:table-row table:style-name="ro1">
          <table:table-cell table:number-columns-repeated="10"/>
        </table:table-row>
        <table:table-row table:style-name="ro1">
          <table:table-cell office:value-type="string" calcext:value-type="string">
            <text:p>Resources</text:p>
          </table:table-cell>
          <table:table-cell table:number-columns-repeated="9"/>
        </table:table-row>
        <table:table-row table:style-name="ro1">
          <table:table-cell office:value-type="string" calcext:value-type="string">
            <text:p>Here are some interesting websites you might want to look up:</text:p>
          </table:table-cell>
          <table:table-cell table:number-columns-repeated="9"/>
        </table:table-row>
        <table:table-row table:style-name="ro1">
          <table:table-cell office:value-type="string" calcext:value-type="string">
            <text:p>Stanford Encyclopedia of Philosophy</text:p>
          </table:table-cell>
          <table:table-cell table:number-columns-repeated="9"/>
        </table:table-row>
        <table:table-row table:style-name="ro1">
          <table:table-cell office:value-type="string" calcext:value-type="string">
            <text:p>Internet Encyclopedia of Philosophy</text:p>
          </table:table-cell>
          <table:table-cell table:number-columns-repeated="9"/>
        </table:table-row>
        <table:table-row table:style-name="ro1">
          <table:table-cell office:value-type="string" calcext:value-type="string">
            <text:p>Translation Tips</text:p>
          </table:table-cell>
          <table:table-cell table:number-columns-repeated="9"/>
        </table:table-row>
        <table:table-row table:style-name="ro1">
          <table:table-cell office:value-type="string" calcext:value-type="string">
            <text:p>The Galilean Library</text:p>
          </table:table-cell>
          <table:table-cell table:number-columns-repeated="9"/>
        </table:table-row>
      </table:table>
      <table:table table:name="Definition" table:style-name="ta1">
        <table:table-column table:style-name="co2" table:number-columns-repeated="7" table:default-cell-style-name="Default"/>
        <table:table-row table:style-name="ro3">
          <table:table-cell table:style-name="ce5" office:value-type="string" calcext:value-type="string" table:number-columns-spanned="7" table:number-rows-spanned="3">
            <text:p>The shepherd drives the wolf from the sheep's for which the sheep thanks the shepherd as his liberator, while the wolf denounces him for the same act as the destroyer of liberty. Plainly, the sheep and the wolf are not agreed upon a definition of liberty.</text:p>
          </table:table-cell>
          <table:covered-table-cell table:number-columns-repeated="6"/>
        </table:table-row>
        <table:table-row table:style-name="ro3">
          <table:covered-table-cell table:style-name="ce6"/>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table:number-columns-repeated="4"/>
          <table:table-cell office:value-type="string" calcext:value-type="string">
            <text:p>Abraham Lincoln</text:p>
          </table:table-cell>
          <table:table-cell table:number-columns-repeated="2"/>
        </table:table-row>
        <table:table-row table:style-name="ro3">
          <table:table-cell table:number-columns-repeated="7"/>
        </table:table-row>
        <table:table-row table:style-name="ro3">
          <table:table-cell table:style-name="ce5" office:value-type="string" calcext:value-type="string" table:number-columns-spanned="7" table:number-rows-spanned="3">
            <text:p>No other animal, by our definition, can be considered intelligent. So intelligence can't be all that important for survival, because there are so many animals that don't have what we call intelligence, and they're surviving just fine. </text:p>
          </table:table-cell>
          <table:covered-table-cell table:number-columns-repeated="6"/>
        </table:table-row>
        <table:table-row table:style-name="ro3">
          <table:covered-table-cell table:number-columns-repeated="7"/>
        </table:table-row>
        <table:table-row table:style-name="ro3">
          <table:covered-table-cell table:number-columns-repeated="7"/>
        </table:table-row>
        <table:table-row table:style-name="ro3">
          <table:table-cell table:number-columns-repeated="7"/>
        </table:table-row>
        <table:table-row table:style-name="ro3">
          <table:table-cell table:number-columns-repeated="4"/>
          <table:table-cell office:value-type="string" calcext:value-type="string">
            <text:p>Neil deGrasse Tyson</text:p>
          </table:table-cell>
          <table:table-cell table:number-columns-repeated="2"/>
        </table:table-row>
        <table:table-row table:style-name="ro3">
          <table:table-cell table:number-columns-repeated="7"/>
        </table:table-row>
        <table:table-row table:style-name="ro3">
          <table:table-cell table:style-name="ce11" office:value-type="string" calcext:value-type="string" table:number-columns-spanned="7" table:number-rows-spanned="2">
            <text:p>The first quote above is a parable, the second, a cautionary statement. Both point out problems with definitions: definitions can be done right or wrong.</text:p>
          </table:table-cell>
          <table:covered-table-cell table:number-columns-repeated="6"/>
        </table:table-row>
        <table:table-row table:style-name="ro3">
          <table:covered-table-cell table:number-columns-repeated="7"/>
        </table:table-row>
        <table:table-row table:style-name="ro3">
          <table:table-cell table:number-columns-repeated="7"/>
        </table:table-row>
        <table:table-row table:style-name="ro3">
          <table:table-cell office:value-type="string" calcext:value-type="string">
            <text:p>Regardless, an early step in any discourse should be clarification of terms that will be used.</text:p>
          </table:table-cell>
          <table:table-cell table:number-columns-repeated="6"/>
        </table:table-row>
        <table:table-row table:style-name="ro3">
          <table:table-cell table:number-columns-repeated="7"/>
        </table:table-row>
        <table:table-row table:style-name="ro3">
          <table:table-cell office:value-type="string" calcext:value-type="string">
            <text:p>Socratic obsession with definition</text:p>
          </table:table-cell>
          <table: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Try to compose a satisfactory definition of the word “knowledge” and then read Plato’s dialogue “Theaetetus”. Then evaluate your definition. Is it still satisfactory. Are there weaknesses in your definition?</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Much of Socrates’ philosophical work, recorded by his student, Plato, is involved with evaluating popular definitions of abstract categories. The people in Plato’s Dialogues rarely settle on definitions that work.</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office:value-type="string" calcext:value-type="string">
            <text:p>Aristotle’s “causes”</text:p>
          </table:table-cell>
          <table: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5">
            <text:p>In his Physics, Aristotle devised a scheme for conceptualizing any object. What we call his Four Causes, is somewhat broader than what we mean when we say “cause”. The Greek word he used was “aitia” and it perhaps would more accurately be translated as “explanation”. An aitia is the “why” of an object’s being. There are four kinds of “why” listed by Aristotle.</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number-columns-repeated="2"/>
          <table:table-cell table:style-name="ce11" office:value-type="string" calcext:value-type="string" table:number-columns-spanned="5" table:number-rows-spanned="2">
            <text:p>The material cause is the material that composes the thing. For a stone statue, the material cause would be the stone it is made of.</text:p>
          </table:table-cell>
          <table:covered-table-cell table:number-columns-repeated="4"/>
        </table:table-row>
        <table:table-row table:style-name="ro3">
          <table:table-cell table:number-columns-repeated="2"/>
          <table:covered-table-cell table:number-columns-repeated="5"/>
        </table:table-row>
        <table:table-row table:style-name="ro3">
          <table:table-cell table:number-columns-repeated="7"/>
        </table:table-row>
        <table:table-row table:style-name="ro3">
          <table:table-cell table:number-columns-repeated="2"/>
          <table:table-cell table:style-name="ce11" office:value-type="string" calcext:value-type="string" table:number-columns-spanned="5" table:number-rows-spanned="5">
            <text:p>The formal cause is the shape of the thing, it’s form. Aristotle’s example is that the ratio 2:1 is the formal cause of the octave in music since the frequencies of two tones an octave apart is in the ratio 2 to 1. The formal cause of the statue would be it’s shape or appearance.</text:p>
          </table:table-cell>
          <table:covered-table-cell table:number-columns-repeated="4"/>
        </table:table-row>
        <table:table-row table:style-name="ro3">
          <table:table-cell table:number-columns-repeated="2"/>
          <table:covered-table-cell table:number-columns-repeated="5"/>
        </table:table-row>
        <table:table-row table:style-name="ro3">
          <table:table-cell table:number-columns-repeated="2"/>
          <table:covered-table-cell table:number-columns-repeated="5"/>
        </table:table-row>
        <table:table-row table:style-name="ro3">
          <table:table-cell table:number-columns-repeated="2"/>
          <table:covered-table-cell table:number-columns-repeated="5"/>
        </table:table-row>
        <table:table-row table:style-name="ro3">
          <table:table-cell table:number-columns-repeated="2"/>
          <table:covered-table-cell table:number-columns-repeated="5"/>
        </table:table-row>
        <table:table-row table:style-name="ro3">
          <table:table-cell table:number-columns-repeated="7"/>
        </table:table-row>
        <table:table-row table:style-name="ro3">
          <table:table-cell table:number-columns-repeated="2"/>
          <table:table-cell table:style-name="ce11" office:value-type="string" calcext:value-type="string" table:number-columns-spanned="5" table:number-rows-spanned="2">
            <text:p>The efficient cause are the things outside the object that cause it to do what it does. The efficient cause of the sculpture is the sculptor.</text:p>
          </table:table-cell>
          <table:covered-table-cell table:number-columns-repeated="4"/>
        </table:table-row>
        <table:table-row table:style-name="ro3">
          <table:table-cell table:number-columns-repeated="2"/>
          <table:covered-table-cell table:number-columns-repeated="5"/>
        </table:table-row>
        <table:table-row table:style-name="ro3">
          <table:table-cell table:number-columns-repeated="7"/>
        </table:table-row>
        <table:table-row table:style-name="ro3">
          <table:table-cell table:number-columns-repeated="2"/>
          <table:table-cell table:style-name="ce11" office:value-type="string" calcext:value-type="string" table:number-columns-spanned="5" table:number-rows-spanned="2">
            <text:p>The final cause is the reason for the thing’s existence. A flute is purposed to be played. The statue may be a memorial of a person.</text:p>
          </table:table-cell>
          <table:covered-table-cell table:number-columns-repeated="4"/>
        </table:table-row>
        <table:table-row table:style-name="ro3">
          <table:table-cell table:number-columns-repeated="2"/>
          <table:covered-table-cell table:number-columns-repeated="5"/>
        </table:table-row>
        <table:table-row table:style-name="ro3">
          <table:table-cell table:number-columns-repeated="7"/>
        </table:table-row>
        <table:table-row table:style-name="ro3">
          <table:table-cell/>
          <table:table-cell table:style-name="ce11" office:value-type="string" calcext:value-type="string" table:number-columns-spanned="6" table:number-rows-spanned="5">
            <text:p>A thing’s final cause is also the basics of it’s moral position. For instance, Plato defined a human as a “featherless biped” (according to Diogenes Laertius in his Lives and Opinions of the Eminent Philosophers). On the other hand, Aristotle held the distinguishing characteristic of humanity to be their rationality. A human, therefore, is morally right when they are being rational.</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6">
            <text:p>Although the purpose of the four causes was not to compose definitions, they do provide a possible framework. For instance, the sculpture, “The Thinker”, might be defined as the figure of a nude man sitting on a rock in a pensive attitude (formal cause) made of bronze (material cause) created by Auguste Rodin (efficient cause) to, in some accounts, represent a heroic allegory of both poetry and intellect (final cause).</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4">
            <text:p>According to Aristotle, any object may have multiple causes of each kind. Specifically, the causes explain the changes that occur in the object. That reminds me somewhat that Newton’s laws do not explain why things move but why a moving object changes its motion.</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office:value-type="string" calcext:value-type="string">
            <text:p>Can you use this scheme to come up with a satisfactory definition of knowledge?</text:p>
          </table:table-cell>
          <table:table-cell table:number-columns-repeated="5"/>
        </table:table-row>
        <table:table-row table:style-name="ro3">
          <table:table-cell table:number-columns-repeated="7"/>
        </table:table-row>
        <table:table-row table:style-name="ro3">
          <table:table-cell office:value-type="string" calcext:value-type="string">
            <text:p>Intention and extension</text:p>
          </table:table-cell>
          <table: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7">
            <text:p>A word’s intention is the group of concepts, impressions, or symbols associated with that word. It’s extension is the list of items in the world that it applies to. Another way to look at it is the say that a word’s intention is the description that captures the core essence of the word’s meaning. It’s extension is the list of the word’s referents. An easy way to distinguish between these two ideas is to consider that a word’s intention is inside your head and it’s extension is in the external world.</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4">
            <text:p>Definition by extension can be useful, for instance, if a language is new to you and you can find a native user who can point out things referred to by certain words. That’s one way that ethnologists begin to become familiar with a new language and it can give them a window into a new culture.</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So, what would be an appropriate definition of “knowledge” by extension and intention? You might notice that some of Socrates’ problems with definition was the ineffective use of definitions by extension.</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office:value-type="string" calcext:value-type="string">
            <text:p>Division and partition</text:p>
          </table:table-cell>
          <table: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8">
            <text:p>The classical method of division and partition provides an intentional definition (division) for a term and then provides a partitioning of the set indicated by the term into exhaustive subsets. At the extreme, each subset is an individual member of the set. So, “color” can be defined as the perception of different wavelengths of light: red, orange, yellow, green, blue, indigo, violet, black, gray, brown, white. Of course, each of these subsets can be further divided. For example, there are many versions of “red” such as rose, burgundy, scarlet, and so forth. An extensive partitioning of colors would be very long, indeed.</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6">
            <text:p>This scheme is similar to the modern practice of defining entities by species and genus. To define a thing by species and genus, a group is determined that contains the thing being defined and all other things similar to it in a specified way. That group is the thing’s genus. Then the thing is differentiated from all the other members of the species, which makes the thing a species of the genus. Humans belong to the species homo and genus sapiens.</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5">
            <text:p>The term “homo” was coined by the father of biological taxonomy, Carl Linnaeus in 1758, but it has yet to be adequately defined. It simply means “man” (in the gender neutral form.) The genus “sapiens” distinguishes homo sapiens from all other homo members for being the only extent genus of homo – all the others have died out – presumably.</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How would you define “knowledge” by division and partition, and by genus and species? That might be difficult. You might want to take a look at the Encyclopedia Britannica Propaedia. It’s a fascinating tour through human knowledge.</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office:value-type="string" calcext:value-type="string">
            <text:p>Mathematical equality as definition</text:p>
          </table:table-cell>
          <table: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The equality sign in mathematics can be mysterious. For instance, after you finish a course in geometry, you might want to prove everything. Can you prove the reflexivity of equivalence? Do you even need to?</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number-columns-repeated="2"/>
          <table:table-cell office:value-type="string" calcext:value-type="string">
            <text:p>a=b implies that b=a</text:p>
          </table:table-cell>
          <table:table-cell table:number-columns-repeated="4"/>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A popular interpretation of equivalence in mathematics is simply that it signifies a definition; so, saying a=b effectively means that a and b are the same things and that you can legitimately define a by saying “b”.</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In that case, a=b and b=a would be saying pretty much the same thing and no proof would be necessary. That would be very convenient but, of course, some philosophers of mathematics continue to be unconvinced. What do you think?</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office:value-type="string" calcext:value-type="string">
            <text:p>Recursive definitions</text:p>
          </table:table-cell>
          <table: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5" table:number-rows-spanned="4">
            <text:p>Mathematics sometimes uses the weird trick of defining a concept be repeatedly invoking the same concept. Normally, that’s a bad idea, but in these cases, it works – you end up with a definition that clearly defines what is being defined. To illustrate:</text:p>
          </table:table-cell>
          <table:covered-table-cell table:number-columns-repeated="4"/>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number-columns-repeated="7"/>
        </table:table-row>
        <table:table-row table:style-name="ro3">
          <table:table-cell/>
          <table:table-cell table:style-name="ce11" office:value-type="string" calcext:value-type="string" table:number-columns-spanned="5" table:number-rows-spanned="5">
            <text:p>A Fibonacci function defines the nth Fibonacci number. A Fibonacci number is the sum of the two preceding Fibonacci numbers. The nth Fibonacci number is defined as F(n-1)+F(n). F(n-1) is the (n-1)th Fibonacci number. For instance, F(5)=3+5=8. F(6)=F(4)+F(5)=5+8=13.</text:p>
          </table:table-cell>
          <table:covered-table-cell table:number-columns-repeated="4"/>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number-columns-repeated="7"/>
        </table:table-row>
        <table:table-row table:style-name="ro3">
          <table:table-cell/>
          <table:table-cell table:style-name="ce11" office:value-type="string" calcext:value-type="string" table:number-columns-spanned="5" table:number-rows-spanned="7">
            <text:p>This definition isn’t quite complete. For it to work, two “base cases” must also be defined: F(0)=1 and F(1)=1. Therefore, a recursive definition (that’s what these “cyclic” definitions are called.) requires a finite number of base cases and a definition that repeatedly invokes the concept being defined. Of course, the <text:span text:style-name="T6">way</text:span> it works is by repeatedly applying the definition until you get back to a well defined base case. The Fibonacci numbers begin: 1, 1, 2, 3, 5, 8, 13, 21…</text:p>
          </table:table-cell>
          <table:covered-table-cell table:number-columns-repeated="4"/>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number-columns-repeated="7"/>
        </table:table-row>
        <table:table-row table:style-name="ro3">
          <table:table-cell/>
          <table:table-cell table:style-name="ce11" office:value-type="string" calcext:value-type="string" table:number-columns-spanned="5" table:number-rows-spanned="4">
            <text:p>Try it out for the concept “factorial”. A factorial of a number, n, is the product of all the numbers before the number; so the factorial of 3 is 1*2*3=6. Remember, first define a base case, then complete the recursive definition.</text:p>
          </table:table-cell>
          <table:covered-table-cell table:number-columns-repeated="4"/>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covered-table-cell table:number-columns-repeated="5"/>
          <table:table-cell/>
        </table:table-row>
        <table:table-row table:style-name="ro3">
          <table:table-cell table:number-columns-repeated="7"/>
        </table:table-row>
        <table:table-row table:style-name="ro3">
          <table:table-cell office:value-type="string" calcext:value-type="string">
            <text:p>Definition done badly</text:p>
          </table:table-cell>
          <table:table-cell table:number-columns-repeated="6"/>
        </table:table-row>
        <table:table-row table:style-name="ro3">
          <table:table-cell table:number-columns-repeated="7"/>
        </table:table-row>
        <table:table-row table:style-name="ro3">
          <table:table-cell/>
          <table:table-cell office:value-type="string" calcext:value-type="string">
            <text:p>There are several things that mark good definitions.</text:p>
          </table:table-cell>
          <table:table-cell table:number-columns-repeated="5"/>
        </table:table-row>
        <table:table-row table:style-name="ro3">
          <table:table-cell table:number-columns-repeated="7"/>
        </table:table-row>
        <table:table-row table:style-name="ro3">
          <table:table-cell/>
          <table:table-cell table:style-name="ce11" office:value-type="string" calcext:value-type="string" table:number-columns-spanned="6" table:number-rows-spanned="4">
            <text:p>Quite obviously, circular definitions are no help at all. To say that a cat is a feline is worthless because a feline is a cat. Note that recursive definitions are not circular in this way. They actually give you useful information, not contained in the term being defined, that you can work with.</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2">
            <text:p>A definition should point out the essential properties of the thing being defined. The essence of “red” is perception of a particular wavelength of light.</text:p>
          </table:table-cell>
          <table:covered-table-cell table:number-columns-repeated="5"/>
        </table:table-row>
        <table:table-row table:style-name="ro3">
          <table:table-cell/>
          <table:covered-table-cell table:number-columns-repeated="6"/>
        </table:table-row>
        <table:table-row table:style-name="ro3">
          <table:table-cell table:number-columns-repeated="7"/>
        </table:table-row>
        <table:table-row table:style-name="ro3">
          <table:table-cell/>
          <table:table-cell office:value-type="string" calcext:value-type="string">
            <text:p>The definition include everything to which the term applies and to nothing else.</text:p>
          </table:table-cell>
          <table:table-cell table:number-columns-repeated="5"/>
        </table:table-row>
        <table:table-row table:style-name="ro3">
          <table:table-cell table:number-columns-repeated="7"/>
        </table:table-row>
        <table:table-row table:style-name="ro3">
          <table:table-cell/>
          <table:table-cell table:style-name="ce11" office:value-type="string" calcext:value-type="string" table:number-columns-spanned="6" table:number-rows-spanned="2">
            <text:p>A definition should be clearly understandable. The reason for a definition is to tell what a term means and if it doesn’t do so well, then it fails.</text:p>
          </table:table-cell>
          <table:covered-table-cell table:number-columns-repeated="5"/>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5">
            <text:p>If a definition can be positive, it should not be negative. If it is negative, it should refer to an absolute complement of the set described by the definition. For instance, according to the use intended, it might be acceptable to define darkness as the absence of light, but be careful, do we mean the absence of radiant energy or simply the absence of perceptible light?</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office:value-type="string" calcext:value-type="string">
            <text:p>Using working definitions</text:p>
          </table:table-cell>
          <table: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A stipulative definition that is one that is composed specifically for a specific situation. If the situation is a research study, the definition is usually called a “working definition.”</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A stipulative definition doesn’t have to adhere to any common usage. The only thing that matters is that everyone that will be using it can agree on the definition. It allows everyone in a group to know what each other is talking about.</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4">
            <text:p>We may never have a commonly accepted definition for something like love, but people do study it and in a scientific study, it is necessary that consumers of the study understand, at least, what the researchers are researching. In the case of a study, definitions are generally provided early in the report.</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6">
            <text:p>For instance, in the study “The Neural Basis of Romantic Love” (Bartels, Andreas and Semir Zeki, Neuroreport, Vol. 11, No. 17 Nov. 27, 2000 pp. 3829-3834), volunteers were chosen on the basis of professing to be “truly, deeply, and madly in love.” Therefore, the stipulative definition of love here is the self reported feeling of being truly, deeply, and madly in love. Circular? Sure, but we know what they mean. It’s a questionnaire.</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office:value-type="string" calcext:value-type="string">
            <text:p>There are two requirements that a stipulative definition should meet.</text:p>
          </table:table-cell>
          <table:table-cell table:number-columns-repeated="5"/>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First, it should not allow us to make new claims about what is being defined. For instance, we cannot define “red” to be the thing that causes people to have bad luck.</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The second requirement is that the definition fixes the use of the term being defined. Within the context of the definition, the term being defined can only be used as prescribed by the definition.</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Now, if you were doing a study on what happens in the brain when we know something in contrast to when we simply surmise something, how would you define knowledge in a way that it can be measured and studied?</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office:value-type="string" calcext:value-type="string">
            <text:p>Using precising definitions</text:p>
          </table:table-cell>
          <table: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4">
            <text:p>A precising definition is used to reduce ambiguity in the use of a term. We all know what “large” means, but a large atom is uranium and a large animal is a whale. There is considerable ambiguity in the word “large”. A uranium atom is tiny compared to a whale.</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2">
            <text:p>To reduce ambiguity in the term “large”, you could propose the statement, “In terms of atoms, the uranium atom is large.”</text:p>
          </table:table-cell>
          <table:covered-table-cell table:number-columns-repeated="5"/>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Keep in mind that the practicality of a definition is to insure that all the participants in a proof, debate, or discussion know what each other is talking about. Philosophical considerations notwithstanding, that is the primary purpose of a definition.</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office:value-type="string" calcext:value-type="string">
            <text:p>Using a dictionary</text:p>
          </table:table-cell>
          <table: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2">
            <text:p>When you’re playing a word game like Scrabble or Pictionary and someone comes up with an unfamiliar word, what do you do? You say, “Get the dictionary.”</text:p>
          </table:table-cell>
          <table:covered-table-cell table:number-columns-repeated="5"/>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4">
            <text:p>A lexical definition is simply a dictionary entry on a word. If a word is in current use in a language, it will appear in a dictionary of that language. Typically, there will be a lot of information in very concise form. The information usually includes the probable source of the word, grammatical usage, common meanings of the word, and common synonyms and antonyms.</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7">
            <text:p>The body of a dictionary is the word articles organized in alphabetical order, but there are more parts of a typical dictionary. There is usually a large prefatory section including extensive instructions on how to use the dictionary. Since lexical definitions are very concise, there will be many abbreviations used in the dictionary and those abbreviations will be listed in the early or last sections. Often, there is an appendix (or appendices) that contain additional information such as units or measurement with conversion factors, common names, dates, and geographical locations (often called a Gazeteer), and other useful facts.</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2">
            <text:p>All dictionaries do not give the same information. Does that mean that dictionary definitions are unreliable? Not necessarily.</text:p>
          </table:table-cell>
          <table:covered-table-cell table:number-columns-repeated="5"/>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7">
            <text:p>In the first place, dictionaries may be more or less extensive. A pocket dictionary will only give the most common information about the most common words and less common usage will be left out. A dictionary like the Merriam-Webster Collegiate will provide considerably more information plus tables of mathematical values, units of measurement, and other additional information that is useful in educational situations. The accepted standard for English words is the massive Oxford Dictionary of the English Language which goes so far as to attempt tracking usage of words back to their first appearance in the English Language.</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Also, there are dictionaries that contain words used in specific fields, slang words, personal names, baby names, place names, etc., etc. and you can find many of these dictionaries on the Internet.</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8">
            <text:p>The best way to learn to use a dictionary is to use a dictionary. If you have one, look through it (if you don’t, you might want to buy one. If you’re reading this tutorial, you are probably the kind of person who would enjoy exploring your language in some depth). Find a standard dictionary or go to your library and look in the reference section (you probably won’t be able to check that one out.) Scan through the sections before the definitions and the sections after the definitions to see what’s there. If you have the time, read the part that explains how to use the dictionary. Then, randomly look at a few definitions and, if you don’t understand some of the parts of a definition, see if the early sections explain them or, if you’re in the library, find the reference librarian and see if they can explain.</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2">
            <text:p>It’s not that uncommon to find people who enjoy reading dictionaries. Knows, the lexicography bug might just bite you.</text:p>
          </table:table-cell>
          <table:covered-table-cell table:number-columns-repeated="5"/>
        </table:table-row>
        <table:table-row table:style-name="ro3">
          <table:table-cell/>
          <table:covered-table-cell table:number-columns-repeated="6"/>
        </table:table-row>
        <table:table-row table:style-name="ro3">
          <table:table-cell table:number-columns-repeated="7"/>
        </table:table-row>
        <table:table-row table:style-name="ro3">
          <table:table-cell office:value-type="string" calcext:value-type="string">
            <text:p>Reflexivity in definitions</text:p>
          </table:table-cell>
          <table: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A definition can’t contain the term it is defining because definitions are pegs of understanding to fix terms in the mind. If you fasten something to itself, it can still move.</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4">
            <text:p>Reflexivity isn’t circularity. The mathematics oriented people will recognize the term. It describes a relationship that is “the same both ways”. For instance, equivalence is reflexive. If a=b, then, with certainty, b=a. The kinship relation is reflexive since, if a person is kin to another, then that other is kin to the person. </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6">
            <text:p>A good definition is reflexive. You should be able to replace a term in a statement with its definition and the statement will mean the same thing. For instance, “People who prefer red <text:s/>either enjoy an exciting life or need more excitement in their life,” is equivalent to “People who prefer the perception cause by reception of light in the wavelengths around 700 nanometers either enjoy an exciting life or need more excitement in their life.”</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2">
            <text:p>So, what is “knowledge”? Are you satisfied with the definitions you’ve come up with? Can you improve them?</text:p>
          </table:table-cell>
          <table:covered-table-cell table:number-columns-repeated="5"/>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Philosophers have debated the meaning of “knowledge” for as long as philosophy has been a thing. The branch of philosophy concerned with this investigation is epistemology.</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2">
            <text:p>If you want to look more deeply into the details of definition, check out the bibliography below.</text:p>
          </table:table-cell>
          <table:covered-table-cell table:number-columns-repeated="5"/>
        </table:table-row>
        <table:table-row table:style-name="ro3">
          <table:table-cell/>
          <table:covered-table-cell table:number-columns-repeated="6"/>
        </table:table-row>
        <table:table-row table:style-name="ro3" table:number-rows-repeated="2">
          <table:table-cell table:number-columns-repeated="7"/>
        </table:table-row>
        <table:table-row table:style-name="ro3">
          <table:table-cell office:value-type="string" calcext:value-type="string">
            <text:p>Bibliography</text:p>
          </table:table-cell>
          <table:table-cell table:number-columns-repeated="6"/>
        </table:table-row>
        <table:table-row table:style-name="ro3">
          <table:table-cell/>
          <table:table-cell office:value-type="string" calcext:value-type="string">
            <text:p>Aristotle Physics 194, b17-20</text:p>
          </table:table-cell>
          <table:table-cell table:number-columns-repeated="5"/>
        </table:table-row>
        <table:table-row table:style-name="ro3">
          <table:table-cell table:number-columns-repeated="7"/>
        </table:table-row>
        <table:table-row table:style-name="ro3">
          <table:table-cell/>
          <table:table-cell table:style-name="ce11" office:value-type="string" calcext:value-type="string" table:number-columns-spanned="6" table:number-rows-spanned="2">
            <text:p>Copi, Irving and Carl Cohen (1990) Introduction to Logic, 8<text:span text:style-name="T7">th</text:span> ed. Macmillian Publishing Company: NY Chapter 4, “Definition”</text:p>
          </table:table-cell>
          <table:covered-table-cell table:number-columns-repeated="5"/>
        </table:table-row>
        <table:table-row table:style-name="ro3">
          <table:table-cell/>
          <table:covered-table-cell table:number-columns-repeated="6"/>
        </table:table-row>
        <table:table-row table:style-name="ro3">
          <table:table-cell table:number-columns-repeated="7"/>
        </table:table-row>
        <table:table-row table:style-name="ro3">
          <table:table-cell/>
          <table:table-cell table:style-name="ce11" office:value-type="string" calcext:value-type="string" table:number-columns-spanned="6" table:number-rows-spanned="3">
            <text:p>Gupta, Anil (2015) Stanford Encyclopedia of Philosophy, “Definitions”. <text:a xlink:href="../../../Daily/LabBooks/Definitions%20(Stanford%20Encyclopedia%20of%20Philosophy).html" xlink:type="simple">file:///C:/Users/Wolf/Desktop/Daily/LabBooks/Definitions%20(Stanford%20Encyclopedia%20of%20Philosophy).html</text:a> (last accessed 4/5/17).</text:p>
          </table:table-cell>
          <table:covered-table-cell table:number-columns-repeated="5"/>
        </table:table-row>
        <table:table-row table:style-name="ro3">
          <table:table-cell/>
          <table:covered-table-cell table:number-columns-repeated="6"/>
        </table:table-row>
        <table:table-row table:style-name="ro3">
          <table:table-cell/>
          <table:covered-table-cell table:number-columns-repeated="6"/>
        </table:table-row>
        <table:table-row table:style-name="ro3">
          <table:table-cell table:number-columns-repeated="7"/>
        </table:table-row>
        <table:table-row table:style-name="ro3">
          <table:table-cell/>
          <table:table-cell office:value-type="string" calcext:value-type="string">
            <text:p>Plato (~369 BC) Theaetetus.</text:p>
          </table:table-cell>
          <table:table-cell table:number-columns-repeated="5"/>
        </table:table-row>
        <table:table-row table:style-name="ro3">
          <table:table-cell table:number-columns-repeated="7"/>
        </table:table-row>
        <table:table-row table:style-name="ro3">
          <table:table-cell/>
          <table:table-cell office:value-type="string" calcext:value-type="string">
            <text:p>Wikipedia. “Definition”. <text:a xlink:href="https://en.wikipedia.org/wiki/Definition" xlink:type="simple">https://en.wikipedia.org/wiki/Definition</text:a>. (Last accessed 4/5/17)</text:p>
          </table:table-cell>
          <table:table-cell table:number-columns-repeated="5"/>
        </table:table-row>
      </table:table>
      <table:named-expressions/>
      <table:database-ranges>
        <table:database-range table:name="__Anonymous_Sheet_DB__3" table:target-range-address="Resources.A1:Resources.A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Segoe UI"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6">00/00/0000</text:date>, <text:time style:data-style-name="N2" text:time-value="18:39:55.72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 VanZandt</meta:initial-creator>
    <meta:creation-date>2013-09-28T01:50:05.77</meta:creation-date>
    <meta:generator>LibreOffice/5.3.1.2$Windows_x86 LibreOffice_project/e80a0e0fd1875e1696614d24c32df0f95f03deb2</meta:generator>
    <dc:date>2017-04-16T18:58:09.669000000</dc:date>
    <dc:creator>Wolf VanZandt</dc:creator>
    <meta:editing-duration>P9DT13H36M5S</meta:editing-duration>
    <meta:editing-cycles>69</meta:editing-cycles>
    <meta:document-statistic meta:table-count="7" meta:cell-count="502" meta:object-count="1"/>
  </office:meta>
</office:document-meta>
</file>

<file path=Object 1/content.xml><?xml version="1.0" encoding="utf-8"?>
<math xmlns="http://www.w3.org/1998/Math/MathML"/>
</file>